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office:version="1.0">
  <office:scripts/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docgen_page_break" style:family="paragraph" style:parent-style-name="Standard">
      <style:paragraph-properties fo:break-before="page"/>
    </style:style>
    <style:style style:name="GSuper" style:family="text">
      <style:text-properties style:text-position="super 58%"/>
    </style:style>
    <style:style style:name="GRAMPS-preformat" style:family="text">
      <style:text-properties style:font-name="Courier"/>
    </style:style>
    <style:style style:name="CG2-Title" style:family="graphic">
      <style:graphic-properties draw:stroke="none" draw:stroke-color="#000000" svg:fill-color="#000000" draw:fill-color="#ffffff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G2-Title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G2-box" style:family="graphic">
      <style:graphic-properties svg:stroke-width="5.00" draw:marker-start="" draw:marker-start-width="0.0" draw:marker-end-width="0.0" draw:textarea-horizontal-align="center" draw:textarea-vertical-align="middle" draw:stroke="solid" svg:fill-color="#000000" draw:fill-color="#ffffff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G2-box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G2-fam-box" style:family="graphic">
      <style:graphic-properties svg:stroke-width="5.00" draw:marker-start="" draw:marker-start-width="0.0" draw:marker-end-width="0.0" draw:textarea-horizontal-align="center" draw:textarea-vertical-align="middle" draw:stroke="solid" svg:fill-color="#000000" draw:fill-color="#ffffff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G2-fam-box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G2-line" style:family="graphic">
      <style:graphic-properties svg:stroke-width="5.00" draw:marker-start="" draw:marker-start-width="0.0" draw:marker-end-width="0.0" draw:textarea-horizontal-align="center" draw:textarea-vertical-align="middle" draw:stroke="solid" svg:fill-color="#000000" draw:fill-color="#ffffff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G2-line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G2-note-box" style:family="graphic">
      <style:graphic-properties svg:stroke-width="5.00" draw:marker-start="" draw:marker-start-width="0.0" draw:marker-end-width="0.0" draw:textarea-horizontal-align="center" draw:textarea-vertical-align="middle" draw:stroke="solid" svg:fill-color="#000000" draw:fill-color="#ffffff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G2-note-box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G2b-box" style:family="graphic">
      <style:graphic-properties svg:stroke-width="5.00" draw:marker-start="" draw:marker-start-width="0.0" draw:marker-end-width="0.0" draw:textarea-horizontal-align="center" draw:textarea-vertical-align="middle" draw:stroke="solid" svg:fill-color="#000000" draw:fill-color="#ffffff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G2b-box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lear" style:family="graphic">
      <style:graphic-properties draw:stroke="none" draw:fill="non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NLCG2-Bold" style:family="paragraph" style:parent-style-name="CG2-Bold">
      <style:paragraph-properties fo:break-before="page"/>
    </style:style>
    <style:style style:name="XCG2-Bold" style:family="paragraph">
      <style:paragraph-properties fo:text-align="start" style:font-name="Arial" fo:font-size="9.00pt" style:font-size-asian="9.00pt" fo:color="#000000" fo:font-weight="bold" fo:text-indent="0.00cm" fo:margin-right="0.00cm" fo:margin-left="0.00cm" fo:margin-top="0.00cm" fo:margin-bottom="0.00cm"/>
    </style:style>
    <style:style style:name="FCG2-Bold" style:family="text">
      <style:text-properties fo:text-align="start" style:font-name="Arial" fo:color="#000000" fo:font-weight="bold" fo:font-size="9.00pt" style:font-size-asian="9.00pt"/>
    </style:style>
    <style:style style:name="NLCG2-Normal" style:family="paragraph" style:parent-style-name="CG2-Normal">
      <style:paragraph-properties fo:break-before="page"/>
    </style:style>
    <style:style style:name="XCG2-Normal" style:family="paragraph">
      <style:paragraph-properties fo:text-align="start" style:font-name="Arial" fo:font-size="9.00pt" style:font-size-asian="9.00pt" fo:color="#000000" fo:text-indent="0.00cm" fo:margin-right="0.00cm" fo:margin-left="0.00cm" fo:margin-top="0.00cm" fo:margin-bottom="0.00cm"/>
    </style:style>
    <style:style style:name="FCG2-Normal" style:family="text">
      <style:text-properties fo:text-align="start" style:font-name="Arial" fo:color="#000000" fo:font-size="9.00pt" style:font-size-asian="9.00pt"/>
    </style:style>
    <style:style style:name="NLCG2-Note" style:family="paragraph" style:parent-style-name="CG2-Note">
      <style:paragraph-properties fo:break-before="page"/>
    </style:style>
    <style:style style:name="XCG2-Note" style:family="paragraph">
      <style:paragraph-properties fo:text-align="start" style:font-name="Arial" fo:font-size="9.00pt" style:font-size-asian="9.00pt" fo:color="#000000" fo:text-indent="0.00cm" fo:margin-right="0.00cm" fo:margin-left="0.00cm" fo:margin-top="0.00cm" fo:margin-bottom="0.00cm"/>
    </style:style>
    <style:style style:name="FCG2-Note" style:family="text">
      <style:text-properties fo:text-align="start" style:font-name="Arial" fo:color="#000000" fo:font-size="9.00pt" style:font-size-asian="9.00pt"/>
    </style:style>
    <style:style style:name="NLCG2-Title" style:family="paragraph" style:parent-style-name="CG2-Title">
      <style:paragraph-properties fo:break-before="page"/>
    </style:style>
    <style:style style:name="XCG2-Title" style:family="paragraph">
      <style:paragraph-properties fo:text-align="center" style:justify-single-word="false" style:font-name="Arial" fo:font-size="16.00pt" style:font-size-asian="16.00pt" fo:color="#000000" fo:text-indent="0.00cm" fo:margin-right="0.00cm" fo:margin-left="0.00cm" fo:margin-top="0.00cm" fo:margin-bottom="0.00cm"/>
    </style:style>
    <style:style style:name="FCG2-Title" style:family="text">
      <style:text-properties fo:text-align="center" style:justify-single-word="false" style:font-name="Arial" fo:color="#000000" fo:font-size="16.00pt" style:font-size-asian="16.00pt"/>
    </style:style>
    <style:style style:name="Tbold" style:family="text">
      <style:text-properties fo:font-weight="bold"/>
    </style:style>
    <style:style style:name="Titalic" style:family="text">
      <style:text-properties fo:font-style="italic"/>
    </style:style>
    <style:style style:name="Tunderline" style:family="text">
      <style:text-properties style:text-underline-style="solid" style:text-underline-width="auto" style:text-underline-color="font-color"/>
    </style:style>
    <style:style style:name="Left" style:family="graphic" style:parent-style-name="photo">
      <style:graphic-properties style:run-through="foreground" style:wrap="dynamic" style:number-wrapped-paragraphs="no-limit" style:wrap-contour="false" style:vertical-pos="from-top" style:vertical-rel="paragraph-content" style:horizontal-pos="left" style:horizontal-rel="paragraph-content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Right" style:family="graphic" style:parent-style-name="photo">
      <style:graphic-properties style:run-through="foreground" style:wrap="dynamic" style:number-wrapped-paragraphs="no-limit" style:wrap-contour="false" style:vertical-pos="from-top" style:vertical-rel="paragraph-content" style:horizontal-pos="right" style:horizontal-rel="paragraph-content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Single" style:family="graphic" style:parent-style-name="Graphics">
      <style:graphic-properties style:vertical-pos="from-top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Row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" draw:red="0%" draw:green="0%" draw:blue="0%" draw:gamma="1" draw:color-inversion="false" draw:transparency="-100%" draw:color-mode="standard"/>
    </style:style>
  </office:automatic-styles>
  <office:body>
    <office:text>
      <office:forms form:automatic-focus="false" form:apply-design-mode="false"/>
      <text:p text:style-name="docgen_page_break">
<text:alphabetical-index-mark text:string-value="Garner, Joseph (1792 - )"/><draw:rect text:anchor-type="paragraph" draw:style-name="CG2b-box_shadow" draw:z-index="0" draw:text-style-name="CG2-Bold" svg:width="1.98cm" svg:height="0.49cm" svg:x="0.03cm" svg:y="0.03cm">
</draw:rect>
<draw:rect text:anchor-type="paragraph" draw:style-name="CG2b-box" draw:text-style-name="CG2-Bold" draw:z-index="1" svg:width="1.98cm" svg:height="0.49cm" svg:x="0.01cm" svg:y="0.01cm">
<text:p text:style-name="CG2-Bold"><text:span text:style-name="FCG2-Bold">Garner, Joseph<text:line-break/>b. 1792<text:line-break/>d. </text:span></text:p>
</draw:rect>
<text:alphabetical-index-mark text:string-value="Garner, Robert W. (1826/7-04-24 (Julien) - 1916-02-03)"/><draw:rect text:anchor-type="paragraph" draw:style-name="CG2b-box_shadow" draw:z-index="0" draw:text-style-name="CG2-Bold" svg:width="1.98cm" svg:height="0.49cm" svg:x="2.42cm" svg:y="0.03cm">
</draw:rect>
<draw:rect text:anchor-type="paragraph" draw:style-name="CG2b-box" draw:text-style-name="CG2-Bold" draw:z-index="1" svg:width="1.98cm" svg:height="0.49cm" svg:x="2.40cm" svg:y="0.01cm">
<text:p text:style-name="CG2-Bold"><text:span text:style-name="FCG2-Bold">Garner, Robert W.<text:line-break/>b. 1826/7-04-24 (Julien)<text:line-break/>d. 1916-02-03</text:span></text:p>
</draw:rect>
<text:alphabetical-index-mark text:string-value="Garner von Zieliński, Lewis Anderson Sr (1855-06-21 - 1911-06-28)"/><draw:rect text:anchor-type="paragraph" draw:style-name="CG2b-box_shadow" draw:z-index="0" draw:text-style-name="CG2-Bold" svg:width="1.98cm" svg:height="0.49cm" svg:x="4.80cm" svg:y="0.03cm">
</draw:rect>
<draw:rect text:anchor-type="paragraph" draw:style-name="CG2b-box" draw:text-style-name="CG2-Bold" draw:z-index="1" svg:width="1.98cm" svg:height="0.49cm" svg:x="4.79cm" svg:y="0.01cm">
<text:p text:style-name="CG2-Bold"><text:span text:style-name="FCG2-Bold">Garner von Zieliński, Lewis Anderson Sr<text:line-break/>b. 1855-06-21<text:line-break/>d. 1911-06-28</text:span></text:p>
</draw:rect>
<text:alphabetical-index-mark text:string-value="Garner, Eugene Stanley (1895-12-01 - 1984-03-01)"/><draw:rect text:anchor-type="paragraph" draw:style-name="CG2b-box_shadow" draw:z-index="0" draw:text-style-name="CG2-Bold" svg:width="1.98cm" svg:height="0.49cm" svg:x="7.19cm" svg:y="0.03cm">
</draw:rect>
<draw:rect text:anchor-type="paragraph" draw:style-name="CG2b-box" draw:text-style-name="CG2-Bold" draw:z-index="1" svg:width="1.98cm" svg:height="0.49cm" svg:x="7.17cm" svg:y="0.01cm">
<text:p text:style-name="CG2-Bold"><text:span text:style-name="FCG2-Bold">Garner, Eugene Stanley<text:line-break/>b. 1895-12-01<text:line-break/>d. 1984-03-01</text:span></text:p>
</draw:rect>
<text:alphabetical-index-mark text:string-value="Garner, Howard Lane (1928-07-09 -  )"/><draw:rect text:anchor-type="paragraph" draw:style-name="CG2b-box_shadow" draw:z-index="0" draw:text-style-name="CG2-Bold" svg:width="1.98cm" svg:height="0.34cm" svg:x="9.58cm" svg:y="0.03cm">
</draw:rect>
<draw:rect text:anchor-type="paragraph" draw:style-name="CG2b-box" draw:text-style-name="CG2-Bold" draw:z-index="1" svg:width="1.98cm" svg:height="0.34cm" svg:x="9.56cm" svg:y="0.01cm">
<text:p text:style-name="CG2-Bold"><text:span text:style-name="FCG2-Bold">Garner, Howard Lane<text:line-break/>b. 1928-07-09</text:span></text:p>
</draw:rect>
<text:alphabetical-index-mark text:string-value="Garner, Rita Marie (1952-09-07 -  )"/><draw:rect text:anchor-type="paragraph" draw:style-name="CG2b-box_shadow" draw:z-index="0" draw:text-style-name="CG2-Bold" svg:width="1.98cm" svg:height="0.34cm" svg:x="11.97cm" svg:y="0.03cm">
</draw:rect>
<draw:rect text:anchor-type="paragraph" draw:style-name="CG2b-box" draw:text-style-name="CG2-Bold" draw:z-index="1" svg:width="1.98cm" svg:height="0.34cm" svg:x="11.95cm" svg:y="0.01cm">
<text:p text:style-name="CG2-Bold"><text:span text:style-name="FCG2-Bold">Garner, Rita Marie<text:line-break/>b. 1952-09-07</text:span></text:p>
</draw:rect>
<draw:rect text:anchor-type="paragraph" draw:style-name="CG2-fam-box" draw:text-style-name="CG2-Normal" draw:z-index="1" svg:width="1.83cm" svg:height="0.20cm" svg:x="9.71cm" svg:y="0.47cm">
<text:p text:style-name="CG2-Normal"><text:span text:style-name="FCG2-Normal">m. 1948-02-02</text:span></text:p>
</draw:rect>
<draw:line text:anchor-type="paragraph" draw:z-index="3" draw:style-name="CG2-line" svg:x1="11.54cm" svg:y1="0.57cm" svg:x2="11.85cm" svg:y2="0.57cm"><text:p/>
</draw:line>
<draw:line text:anchor-type="paragraph" draw:z-index="3" draw:style-name="CG2-line" svg:x1="11.85cm" svg:y1="0.18cm" svg:x2="11.85cm" svg:y2="5.92cm"><text:p/>
</draw:line>
<draw:line text:anchor-type="paragraph" draw:z-index="3" draw:style-name="CG2-line" svg:x1="11.85cm" svg:y1="0.18cm" svg:x2="11.95cm" svg:y2="0.18cm"><text:p/>
</draw:line>
<draw:line text:anchor-type="paragraph" draw:z-index="3" draw:style-name="CG2-line" svg:x1="11.85cm" svg:y1="1.49cm" svg:x2="11.95cm" svg:y2="1.49cm"><text:p/>
</draw:line>
<draw:line text:anchor-type="paragraph" draw:z-index="3" draw:style-name="CG2-line" svg:x1="11.85cm" svg:y1="2.79cm" svg:x2="11.95cm" svg:y2="2.79cm"><text:p/>
</draw:line>
<draw:line text:anchor-type="paragraph" draw:z-index="3" draw:style-name="CG2-line" svg:x1="11.85cm" svg:y1="4.09cm" svg:x2="11.95cm" svg:y2="4.09cm"><text:p/>
</draw:line>
<draw:line text:anchor-type="paragraph" draw:z-index="3" draw:style-name="CG2-line" svg:x1="11.85cm" svg:y1="5.40cm" svg:x2="11.95cm" svg:y2="5.40cm"><text:p/>
</draw:line>
<draw:line text:anchor-type="paragraph" draw:z-index="3" draw:style-name="CG2-line" svg:x1="11.85cm" svg:y1="5.92cm" svg:x2="11.95cm" svg:y2="5.92cm"><text:p/>
</draw:line>
<draw:rect text:anchor-type="paragraph" draw:style-name="CG2-fam-box" draw:text-style-name="CG2-Normal" draw:z-index="1" svg:width="1.83cm" svg:height="0.20cm" svg:x="12.10cm" svg:y="0.47cm">
<text:p text:style-name="CG2-Normal"><text:span text:style-name="FCG2-Normal">m. 1974-08-10</text:span></text:p>
</draw:rect>
<draw:rect text:anchor-type="paragraph" draw:style-name="CG2-fam-box" draw:text-style-name="CG2-Normal" draw:z-index="1" svg:width="1.83cm" svg:height="0.20cm" svg:x="0.16cm" svg:y="0.62cm">
<text:p text:style-name="CG2-Normal"><text:span text:style-name="FCG2-Normal">m. 1823-01-03</text:span></text:p>
</draw:rect>
<draw:line text:anchor-type="paragraph" draw:z-index="3" draw:style-name="CG2-line" svg:x1="1.99cm" svg:y1="0.72cm" svg:x2="2.30cm" svg:y2="0.72cm"><text:p/>
</draw:line>
<draw:line text:anchor-type="paragraph" draw:z-index="3" draw:style-name="CG2-line" svg:x1="2.30cm" svg:y1="0.26cm" svg:x2="2.30cm" svg:y2="2.52cm"><text:p/>
</draw:line>
<draw:line text:anchor-type="paragraph" draw:z-index="3" draw:style-name="CG2-line" svg:x1="2.30cm" svg:y1="0.26cm" svg:x2="2.40cm" svg:y2="0.26cm"><text:p/>
</draw:line>
<draw:line text:anchor-type="paragraph" draw:z-index="3" draw:style-name="CG2-line" svg:x1="2.30cm" svg:y1="1.85cm" svg:x2="2.40cm" svg:y2="1.85cm"><text:p/>
</draw:line>
<draw:line text:anchor-type="paragraph" draw:z-index="3" draw:style-name="CG2-line" svg:x1="2.30cm" svg:y1="2.52cm" svg:x2="2.40cm" svg:y2="2.52cm"><text:p/>
</draw:line>
<draw:rect text:anchor-type="paragraph" draw:style-name="CG2-fam-box" draw:text-style-name="CG2-Normal" draw:z-index="1" svg:width="1.83cm" svg:height="0.20cm" svg:x="2.55cm" svg:y="0.62cm">
<text:p text:style-name="CG2-Normal"><text:span text:style-name="FCG2-Normal">m. 1849-10-04</text:span></text:p>
</draw:rect>
<draw:line text:anchor-type="paragraph" draw:z-index="3" draw:style-name="CG2-line" svg:x1="4.38cm" svg:y1="0.72cm" svg:x2="4.68cm" svg:y2="0.72cm"><text:p/>
</draw:line>
<draw:line text:anchor-type="paragraph" draw:z-index="3" draw:style-name="CG2-line" svg:x1="4.68cm" svg:y1="0.26cm" svg:x2="4.68cm" svg:y2="12.31cm"><text:p/>
</draw:line>
<draw:line text:anchor-type="paragraph" draw:z-index="3" draw:style-name="CG2-line" svg:x1="4.68cm" svg:y1="0.26cm" svg:x2="4.79cm" svg:y2="0.26cm"><text:p/>
</draw:line>
<draw:line text:anchor-type="paragraph" draw:z-index="3" draw:style-name="CG2-line" svg:x1="4.68cm" svg:y1="1.85cm" svg:x2="4.79cm" svg:y2="1.85cm"><text:p/>
</draw:line>
<draw:line text:anchor-type="paragraph" draw:z-index="3" draw:style-name="CG2-line" svg:x1="4.68cm" svg:y1="2.52cm" svg:x2="4.79cm" svg:y2="2.52cm"><text:p/>
</draw:line>
<draw:line text:anchor-type="paragraph" draw:z-index="3" draw:style-name="CG2-line" svg:x1="4.68cm" svg:y1="3.19cm" svg:x2="4.79cm" svg:y2="3.19cm"><text:p/>
</draw:line>
<draw:line text:anchor-type="paragraph" draw:z-index="3" draw:style-name="CG2-line" svg:x1="4.68cm" svg:y1="3.79cm" svg:x2="4.79cm" svg:y2="3.79cm"><text:p/>
</draw:line>
<draw:line text:anchor-type="paragraph" draw:z-index="3" draw:style-name="CG2-line" svg:x1="4.68cm" svg:y1="4.39cm" svg:x2="4.79cm" svg:y2="4.39cm"><text:p/>
</draw:line>
<draw:line text:anchor-type="paragraph" draw:z-index="3" draw:style-name="CG2-line" svg:x1="4.68cm" svg:y1="5.84cm" svg:x2="4.79cm" svg:y2="5.84cm"><text:p/>
</draw:line>
<draw:line text:anchor-type="paragraph" draw:z-index="3" draw:style-name="CG2-line" svg:x1="4.68cm" svg:y1="7.29cm" svg:x2="4.79cm" svg:y2="7.29cm"><text:p/>
</draw:line>
<draw:line text:anchor-type="paragraph" draw:z-index="3" draw:style-name="CG2-line" svg:x1="4.68cm" svg:y1="8.74cm" svg:x2="4.79cm" svg:y2="8.74cm"><text:p/>
</draw:line>
<draw:line text:anchor-type="paragraph" draw:z-index="3" draw:style-name="CG2-line" svg:x1="4.68cm" svg:y1="10.19cm" svg:x2="4.79cm" svg:y2="10.19cm"><text:p/>
</draw:line>
<draw:line text:anchor-type="paragraph" draw:z-index="3" draw:style-name="CG2-line" svg:x1="4.68cm" svg:y1="10.86cm" svg:x2="4.79cm" svg:y2="10.86cm"><text:p/>
</draw:line>
<draw:line text:anchor-type="paragraph" draw:z-index="3" draw:style-name="CG2-line" svg:x1="4.68cm" svg:y1="12.31cm" svg:x2="4.79cm" svg:y2="12.31cm"><text:p/>
</draw:line>
<draw:rect text:anchor-type="paragraph" draw:style-name="CG2-fam-box" draw:text-style-name="CG2-Normal" draw:z-index="1" svg:width="1.83cm" svg:height="0.20cm" svg:x="4.94cm" svg:y="0.62cm">
<text:p text:style-name="CG2-Normal"><text:span text:style-name="FCG2-Normal">m. 1875-04-01</text:span></text:p>
</draw:rect>
<draw:line text:anchor-type="paragraph" draw:z-index="3" draw:style-name="CG2-line" svg:x1="6.77cm" svg:y1="0.72cm" svg:x2="7.07cm" svg:y2="0.72cm"><text:p/>
</draw:line>
<draw:line text:anchor-type="paragraph" draw:z-index="3" draw:style-name="CG2-line" svg:x1="7.07cm" svg:y1="0.26cm" svg:x2="7.07cm" svg:y2="20.32cm"><text:p/>
</draw:line>
<draw:line text:anchor-type="paragraph" draw:z-index="3" draw:style-name="CG2-line" svg:x1="7.07cm" svg:y1="0.26cm" svg:x2="7.17cm" svg:y2="0.26cm"><text:p/>
</draw:line>
<draw:line text:anchor-type="paragraph" draw:z-index="3" draw:style-name="CG2-line" svg:x1="7.07cm" svg:y1="11.08cm" svg:x2="7.17cm" svg:y2="11.08cm"><text:p/>
</draw:line>
<draw:line text:anchor-type="paragraph" draw:z-index="3" draw:style-name="CG2-line" svg:x1="7.07cm" svg:y1="12.53cm" svg:x2="7.17cm" svg:y2="12.53cm"><text:p/>
</draw:line>
<draw:line text:anchor-type="paragraph" draw:z-index="3" draw:style-name="CG2-line" svg:x1="7.07cm" svg:y1="13.20cm" svg:x2="7.17cm" svg:y2="13.20cm"><text:p/>
</draw:line>
<draw:line text:anchor-type="paragraph" draw:z-index="3" draw:style-name="CG2-line" svg:x1="7.07cm" svg:y1="15.67cm" svg:x2="7.17cm" svg:y2="15.67cm"><text:p/>
</draw:line>
<draw:line text:anchor-type="paragraph" draw:z-index="3" draw:style-name="CG2-line" svg:x1="7.07cm" svg:y1="17.27cm" svg:x2="7.17cm" svg:y2="17.27cm"><text:p/>
</draw:line>
<draw:line text:anchor-type="paragraph" draw:z-index="3" draw:style-name="CG2-line" svg:x1="7.07cm" svg:y1="18.72cm" svg:x2="7.17cm" svg:y2="18.72cm"><text:p/>
</draw:line>
<draw:line text:anchor-type="paragraph" draw:z-index="3" draw:style-name="CG2-line" svg:x1="7.07cm" svg:y1="20.32cm" svg:x2="7.17cm" svg:y2="20.32cm"><text:p/>
</draw:line>
<draw:rect text:anchor-type="paragraph" draw:style-name="CG2-fam-box" draw:text-style-name="CG2-Normal" draw:z-index="1" svg:width="1.83cm" svg:height="0.20cm" svg:x="7.33cm" svg:y="0.62cm">
<text:p text:style-name="CG2-Normal"><text:span text:style-name="FCG2-Normal">m. 1921-01-03</text:span></text:p>
</draw:rect>
<draw:line text:anchor-type="paragraph" draw:z-index="3" draw:style-name="CG2-line" svg:x1="9.15cm" svg:y1="0.72cm" svg:x2="9.46cm" svg:y2="0.72cm"><text:p/>
</draw:line>
<draw:line text:anchor-type="paragraph" draw:z-index="3" draw:style-name="CG2-line" svg:x1="9.46cm" svg:y1="0.18cm" svg:x2="9.46cm" svg:y2="9.58cm"><text:p/>
</draw:line>
<draw:line text:anchor-type="paragraph" draw:z-index="3" draw:style-name="CG2-line" svg:x1="9.46cm" svg:y1="0.18cm" svg:x2="9.56cm" svg:y2="0.18cm"><text:p/>
</draw:line>
<draw:line text:anchor-type="paragraph" draw:z-index="3" draw:style-name="CG2-line" svg:x1="9.46cm" svg:y1="7.35cm" svg:x2="9.56cm" svg:y2="7.35cm"><text:p/>
</draw:line>
<draw:line text:anchor-type="paragraph" draw:z-index="3" draw:style-name="CG2-line" svg:x1="9.46cm" svg:y1="9.58cm" svg:x2="9.56cm" svg:y2="9.58cm"><text:p/>
</draw:line>
<text:alphabetical-index-mark text:string-value="Marín, Mary Anne (1927-01-13 -  )"/><draw:rect text:anchor-type="paragraph" draw:style-name="CG2-box_shadow" draw:z-index="0" draw:text-style-name="CG2-Normal" svg:width="1.83cm" svg:height="0.34cm" svg:x="9.73cm" svg:y="0.81cm">
</draw:rect>
<draw:rect text:anchor-type="paragraph" draw:style-name="CG2-box" draw:text-style-name="CG2-Normal" draw:z-index="1" svg:width="1.83cm" svg:height="0.34cm" svg:x="9.71cm" svg:y="0.79cm">
<text:p text:style-name="CG2-Normal"><text:span text:style-name="FCG2-Normal">Marín, Mary Anne<text:line-break/>b. 1927-01-13</text:span></text:p>
</draw:rect>
<text:alphabetical-index-mark text:string-value="Warner, Allen Carl (1952-02-01 -  )"/><draw:rect text:anchor-type="paragraph" draw:style-name="CG2-box_shadow" draw:z-index="0" draw:text-style-name="CG2-Normal" svg:width="1.83cm" svg:height="0.34cm" svg:x="12.12cm" svg:y="0.81cm">
</draw:rect>
<draw:rect text:anchor-type="paragraph" draw:style-name="CG2-box" draw:text-style-name="CG2-Normal" draw:z-index="1" svg:width="1.83cm" svg:height="0.34cm" svg:x="12.10cm" svg:y="0.79cm">
<text:p text:style-name="CG2-Normal"><text:span text:style-name="FCG2-Normal">Warner, Allen Carl<text:line-break/>b. 1952-02-01</text:span></text:p>
</draw:rect>
<text:alphabetical-index-mark text:string-value="Edwards, Lucy (1799-01-17 - 1879-04-02)"/><draw:rect text:anchor-type="paragraph" draw:style-name="CG2-box_shadow" draw:z-index="0" draw:text-style-name="CG2-Normal" svg:width="1.83cm" svg:height="0.49cm" svg:x="0.18cm" svg:y="0.96cm">
</draw:rect>
<draw:rect text:anchor-type="paragraph" draw:style-name="CG2-box" draw:text-style-name="CG2-Normal" draw:z-index="1" svg:width="1.83cm" svg:height="0.49cm" svg:x="0.16cm" svg:y="0.94cm">
<text:p text:style-name="CG2-Normal"><text:span text:style-name="FCG2-Normal">Edwards, Lucy<text:line-break/>b. 1799-01-17<text:line-break/>d. 1879-04-02</text:span></text:p>
</draw:rect>
<text:alphabetical-index-mark text:string-value="Zieliński, Phoebe Emily (1827-04-12 - 1882-03-07)"/><draw:rect text:anchor-type="paragraph" draw:style-name="CG2-box_shadow" draw:z-index="0" draw:text-style-name="CG2-Normal" svg:width="1.83cm" svg:height="0.49cm" svg:x="2.57cm" svg:y="0.96cm">
</draw:rect>
<draw:rect text:anchor-type="paragraph" draw:style-name="CG2-box" draw:text-style-name="CG2-Normal" draw:z-index="1" svg:width="1.83cm" svg:height="0.49cm" svg:x="2.55cm" svg:y="0.94cm">
<text:p text:style-name="CG2-Normal"><text:span text:style-name="FCG2-Normal">Zieliński, Phoebe Emily<text:line-break/>b. 1827-04-12<text:line-break/>d. 1882-03-07</text:span></text:p>
</draw:rect>
<text:alphabetical-index-mark text:string-value="Martel, Luella Jacques (1852-01-23 - 1921-04-28)"/><draw:rect text:anchor-type="paragraph" draw:style-name="CG2-box_shadow" draw:z-index="0" draw:text-style-name="CG2-Normal" svg:width="1.83cm" svg:height="0.49cm" svg:x="4.96cm" svg:y="0.96cm">
</draw:rect>
<draw:rect text:anchor-type="paragraph" draw:style-name="CG2-box" draw:text-style-name="CG2-Normal" draw:z-index="1" svg:width="1.83cm" svg:height="0.49cm" svg:x="4.94cm" svg:y="0.94cm">
<text:p text:style-name="CG2-Normal"><text:span text:style-name="FCG2-Normal">Martel, Luella Jacques<text:line-break/>b. 1852-01-23<text:line-break/>d. 1921-04-28</text:span></text:p>
</draw:rect>
<text:alphabetical-index-mark text:string-value="Reed, Frances Lucille (Babe) (1902-07-08 - 1988-08-09)"/><draw:rect text:anchor-type="paragraph" draw:style-name="CG2-box_shadow" draw:z-index="0" draw:text-style-name="CG2-Normal" svg:width="1.83cm" svg:height="0.49cm" svg:x="7.34cm" svg:y="0.96cm">
</draw:rect>
<draw:rect text:anchor-type="paragraph" draw:style-name="CG2-box" draw:text-style-name="CG2-Normal" draw:z-index="1" svg:width="1.83cm" svg:height="0.49cm" svg:x="7.33cm" svg:y="0.94cm">
<text:p text:style-name="CG2-Normal"><text:span text:style-name="FCG2-Normal">Reed, Frances Lucille (Babe)<text:line-break/>b. 1902-07-08<text:line-break/>d. 1988-08-09</text:span></text:p>
</draw:rect>
<text:alphabetical-index-mark text:string-value="Garner, Barry Joseph (1948-12-14 -  )"/><draw:rect text:anchor-type="paragraph" draw:style-name="CG2b-box_shadow" draw:z-index="0" draw:text-style-name="CG2-Bold" svg:width="1.98cm" svg:height="0.34cm" svg:x="11.97cm" svg:y="1.33cm">
</draw:rect>
<draw:rect text:anchor-type="paragraph" draw:style-name="CG2b-box" draw:text-style-name="CG2-Bold" draw:z-index="1" svg:width="1.98cm" svg:height="0.34cm" svg:x="11.95cm" svg:y="1.31cm">
<text:p text:style-name="CG2-Bold"><text:span text:style-name="FCG2-Bold">Garner, Barry Joseph<text:line-break/>b. 1948-12-14</text:span></text:p>
</draw:rect>
<text:alphabetical-index-mark text:string-value="Garner, Phebe (1850 - avant 1860)"/><draw:rect text:anchor-type="paragraph" draw:style-name="CG2b-box_shadow" draw:z-index="0" draw:text-style-name="CG2-Bold" svg:width="1.98cm" svg:height="0.49cm" svg:x="4.80cm" svg:y="1.63cm">
</draw:rect>
<draw:rect text:anchor-type="paragraph" draw:style-name="CG2b-box" draw:text-style-name="CG2-Bold" draw:z-index="1" svg:width="1.98cm" svg:height="0.49cm" svg:x="4.79cm" svg:y="1.61cm">
<text:p text:style-name="CG2-Bold"><text:span text:style-name="FCG2-Bold">Garner, Phebe<text:line-break/>b. 1850<text:line-break/>d. avant 1860</text:span></text:p>
</draw:rect>
<text:alphabetical-index-mark text:string-value="Garner, Lewis (1823-11-18 - 1911-01-21)"/><draw:rect text:anchor-type="paragraph" draw:style-name="CG2b-box_shadow" draw:z-index="0" draw:text-style-name="CG2-Bold" svg:width="1.98cm" svg:height="0.49cm" svg:x="2.42cm" svg:y="1.63cm">
</draw:rect>
<draw:rect text:anchor-type="paragraph" draw:style-name="CG2b-box" draw:text-style-name="CG2-Bold" draw:z-index="1" svg:width="1.98cm" svg:height="0.49cm" svg:x="2.40cm" svg:y="1.61cm">
<text:p text:style-name="CG2-Bold"><text:span text:style-name="FCG2-Bold">Garner, Lewis<text:line-break/>b. 1823-11-18<text:line-break/>d. 1911-01-21</text:span></text:p>
</draw:rect>
<draw:rect text:anchor-type="paragraph" draw:style-name="CG2-fam-box" draw:text-style-name="CG2-Normal" draw:z-index="1" svg:width="1.83cm" svg:height="0.20cm" svg:x="12.10cm" svg:y="1.78cm">
<text:p text:style-name="CG2-Normal"><text:span text:style-name="FCG2-Normal">m. 1992-11-07</text:span></text:p>
</draw:rect>
<text:alphabetical-index-mark text:string-value="Vázquez, April Lynn (1963-09-17 -  )"/><draw:rect text:anchor-type="paragraph" draw:style-name="CG2-box_shadow" draw:z-index="0" draw:text-style-name="CG2-Normal" svg:width="1.83cm" svg:height="0.34cm" svg:x="12.12cm" svg:y="2.11cm">
</draw:rect>
<draw:rect text:anchor-type="paragraph" draw:style-name="CG2-box" draw:text-style-name="CG2-Normal" draw:z-index="1" svg:width="1.83cm" svg:height="0.34cm" svg:x="12.10cm" svg:y="2.10cm">
<text:p text:style-name="CG2-Normal"><text:span text:style-name="FCG2-Normal">Vázquez, April Lynn<text:line-break/>b. 1963-09-17</text:span></text:p>
</draw:rect>
<text:alphabetical-index-mark text:string-value="Garner, Mary J. (1851-10-12 - 1852-04-01)"/><draw:rect text:anchor-type="paragraph" draw:style-name="CG2b-box_shadow" draw:z-index="0" draw:text-style-name="CG2-Bold" svg:width="1.98cm" svg:height="0.49cm" svg:x="4.80cm" svg:y="2.30cm">
</draw:rect>
<draw:rect text:anchor-type="paragraph" draw:style-name="CG2b-box" draw:text-style-name="CG2-Bold" draw:z-index="1" svg:width="1.98cm" svg:height="0.49cm" svg:x="4.79cm" svg:y="2.28cm">
<text:p text:style-name="CG2-Bold"><text:span text:style-name="FCG2-Bold">Garner, Mary J.<text:line-break/>b. 1851-10-12<text:line-break/>d. 1852-04-01</text:span></text:p>
</draw:rect>
<text:alphabetical-index-mark text:string-value="Garner, Anderson (1825-01-28 - 1887-04-07)"/><draw:rect text:anchor-type="paragraph" draw:style-name="CG2b-box_shadow" draw:z-index="0" draw:text-style-name="CG2-Bold" svg:width="1.98cm" svg:height="0.49cm" svg:x="2.42cm" svg:y="2.30cm">
</draw:rect>
<draw:rect text:anchor-type="paragraph" draw:style-name="CG2b-box" draw:text-style-name="CG2-Bold" draw:z-index="1" svg:width="1.98cm" svg:height="0.49cm" svg:x="2.40cm" svg:y="2.28cm">
<text:p text:style-name="CG2-Bold"><text:span text:style-name="FCG2-Bold">Garner, Anderson<text:line-break/>b. 1825-01-28<text:line-break/>d. 1887-04-07</text:span></text:p>
</draw:rect>
<text:alphabetical-index-mark text:string-value="Garner, Anne Therese (1950-09-10 -  )"/><draw:rect text:anchor-type="paragraph" draw:style-name="CG2b-box_shadow" draw:z-index="0" draw:text-style-name="CG2-Bold" svg:width="1.98cm" svg:height="0.34cm" svg:x="11.97cm" svg:y="2.64cm">
</draw:rect>
<draw:rect text:anchor-type="paragraph" draw:style-name="CG2b-box" draw:text-style-name="CG2-Bold" draw:z-index="1" svg:width="1.98cm" svg:height="0.34cm" svg:x="11.95cm" svg:y="2.62cm">
<text:p text:style-name="CG2-Bold"><text:span text:style-name="FCG2-Bold">Garner, Anne Therese<text:line-break/>b. 1950-09-10</text:span></text:p>
</draw:rect>
<text:alphabetical-index-mark text:string-value="Garner, Mary M. (1851-10-12 - 1858-05-24)"/><draw:rect text:anchor-type="paragraph" draw:style-name="CG2b-box_shadow" draw:z-index="0" draw:text-style-name="CG2-Bold" svg:width="1.98cm" svg:height="0.49cm" svg:x="4.80cm" svg:y="2.97cm">
</draw:rect>
<draw:rect text:anchor-type="paragraph" draw:style-name="CG2b-box" draw:text-style-name="CG2-Bold" draw:z-index="1" svg:width="1.98cm" svg:height="0.49cm" svg:x="4.79cm" svg:y="2.95cm">
<text:p text:style-name="CG2-Bold"><text:span text:style-name="FCG2-Bold">Garner, Mary M.<text:line-break/>b. 1851-10-12<text:line-break/>d. 1858-05-24</text:span></text:p>
</draw:rect>
<draw:rect text:anchor-type="paragraph" draw:style-name="CG2-fam-box" draw:text-style-name="CG2-Normal" draw:z-index="1" svg:width="1.83cm" svg:height="0.20cm" svg:x="12.10cm" svg:y="3.08cm">
<text:p text:style-name="CG2-Normal"><text:span text:style-name="FCG2-Normal">m. 1973-09-15</text:span></text:p>
</draw:rect>
<text:alphabetical-index-mark text:string-value="Hale, Lawrence Paul (1950-10-30 -  )"/><draw:rect text:anchor-type="paragraph" draw:style-name="CG2-box_shadow" draw:z-index="0" draw:text-style-name="CG2-Normal" svg:width="1.83cm" svg:height="0.34cm" svg:x="12.12cm" svg:y="3.42cm">
</draw:rect>
<draw:rect text:anchor-type="paragraph" draw:style-name="CG2-box" draw:text-style-name="CG2-Normal" draw:z-index="1" svg:width="1.83cm" svg:height="0.34cm" svg:x="12.10cm" svg:y="3.40cm">
<text:p text:style-name="CG2-Normal"><text:span text:style-name="FCG2-Normal">Hale, Lawrence Paul<text:line-break/>b. 1950-10-30</text:span></text:p>
</draw:rect>
<text:alphabetical-index-mark text:string-value="Garner, "/><draw:rect text:anchor-type="paragraph" draw:style-name="CG2b-box_shadow" draw:z-index="0" draw:text-style-name="CG2-Bold" svg:width="1.98cm" svg:height="0.34cm" svg:x="4.80cm" svg:y="3.64cm">
</draw:rect>
<draw:rect text:anchor-type="paragraph" draw:style-name="CG2b-box" draw:text-style-name="CG2-Bold" draw:z-index="1" svg:width="1.98cm" svg:height="0.34cm" svg:x="4.79cm" svg:y="3.62cm">
<text:p text:style-name="CG2-Bold"><text:span text:style-name="FCG2-Bold">Garner<text:line-break/>b. </text:span></text:p>
</draw:rect>
<text:alphabetical-index-mark text:string-value="Garner, Gerard Stephen (1955-07-31 -  )"/><draw:rect text:anchor-type="paragraph" draw:style-name="CG2b-box_shadow" draw:z-index="0" draw:text-style-name="CG2-Bold" svg:width="1.98cm" svg:height="0.34cm" svg:x="11.97cm" svg:y="3.94cm">
</draw:rect>
<draw:rect text:anchor-type="paragraph" draw:style-name="CG2b-box" draw:text-style-name="CG2-Bold" draw:z-index="1" svg:width="1.98cm" svg:height="0.34cm" svg:x="11.95cm" svg:y="3.92cm">
<text:p text:style-name="CG2-Bold"><text:span text:style-name="FCG2-Bold">Garner, Gerard Stephen<text:line-break/>b. 1955-07-31</text:span></text:p>
</draw:rect>
<text:alphabetical-index-mark text:string-value="Garner, Rebecca Catharine (1857-05-30 - 1937-04-09)"/><draw:rect text:anchor-type="paragraph" draw:style-name="CG2b-box_shadow" draw:z-index="0" draw:text-style-name="CG2-Bold" svg:width="1.98cm" svg:height="0.49cm" svg:x="4.80cm" svg:y="4.16cm">
</draw:rect>
<draw:rect text:anchor-type="paragraph" draw:style-name="CG2b-box" draw:text-style-name="CG2-Bold" draw:z-index="1" svg:width="1.98cm" svg:height="0.49cm" svg:x="4.79cm" svg:y="4.14cm">
<text:p text:style-name="CG2-Bold"><text:span text:style-name="FCG2-Bold">Garner, Rebecca Catharine<text:line-break/>b. 1857-05-30<text:line-break/>d. 1937-04-09</text:span></text:p>
</draw:rect>
<draw:rect text:anchor-type="paragraph" draw:style-name="CG2-fam-box" draw:text-style-name="CG2-Normal" draw:z-index="1" svg:width="1.83cm" svg:height="0.20cm" svg:x="12.10cm" svg:y="4.39cm">
<text:p text:style-name="CG2-Normal"><text:span text:style-name="FCG2-Normal">m. 1979-01-06</text:span></text:p>
</draw:rect>
<text:alphabetical-index-mark text:string-value="George, Elizabeth (1957-01-31 -  )"/><draw:rect text:anchor-type="paragraph" draw:style-name="CG2-box_shadow" draw:z-index="0" draw:text-style-name="CG2-Normal" svg:width="1.83cm" svg:height="0.34cm" svg:x="12.12cm" svg:y="4.72cm">
</draw:rect>
<draw:rect text:anchor-type="paragraph" draw:style-name="CG2-box" draw:text-style-name="CG2-Normal" draw:z-index="1" svg:width="1.83cm" svg:height="0.34cm" svg:x="12.10cm" svg:y="4.70cm">
<text:p text:style-name="CG2-Normal"><text:span text:style-name="FCG2-Normal">George, Elizabeth<text:line-break/>b. 1957-01-31</text:span></text:p>
</draw:rect>
<draw:rect text:anchor-type="paragraph" draw:style-name="CG2-fam-box" draw:text-style-name="CG2-Normal" draw:z-index="1" svg:width="1.83cm" svg:height="0.20cm" svg:x="4.94cm" svg:y="4.75cm">
<text:p text:style-name="CG2-Normal"><text:span text:style-name="FCG2-Normal">m. 1875-10-07</text:span></text:p>
</draw:rect>
<text:alphabetical-index-mark text:string-value="Ramírez, John B."/><draw:rect text:anchor-type="paragraph" draw:style-name="CG2-box_shadow" draw:z-index="0" draw:text-style-name="CG2-Normal" svg:width="1.83cm" svg:height="0.34cm" svg:x="4.96cm" svg:y="5.09cm">
</draw:rect>
<draw:rect text:anchor-type="paragraph" draw:style-name="CG2-box" draw:text-style-name="CG2-Normal" draw:z-index="1" svg:width="1.83cm" svg:height="0.34cm" svg:x="4.94cm" svg:y="5.07cm">
<text:p text:style-name="CG2-Normal"><text:span text:style-name="FCG2-Normal">Ramírez, John B.<text:line-break/>b. </text:span></text:p>
</draw:rect>
<text:alphabetical-index-mark text:string-value="Garner, David Walter (1956-12-21 -  )"/><draw:rect text:anchor-type="paragraph" draw:style-name="CG2b-box_shadow" draw:z-index="0" draw:text-style-name="CG2-Bold" svg:width="1.98cm" svg:height="0.34cm" svg:x="11.97cm" svg:y="5.24cm">
</draw:rect>
<draw:rect text:anchor-type="paragraph" draw:style-name="CG2b-box" draw:text-style-name="CG2-Bold" draw:z-index="1" svg:width="1.98cm" svg:height="0.34cm" svg:x="11.95cm" svg:y="5.23cm">
<text:p text:style-name="CG2-Bold"><text:span text:style-name="FCG2-Bold">Garner, David Walter<text:line-break/>b. 1956-12-21</text:span></text:p>
</draw:rect>
<text:alphabetical-index-mark text:string-value="Carr, Zelpha Josephine (1858-12-31 - 1895-02-08)"/><draw:rect text:anchor-type="paragraph" draw:style-name="CG2b-box_shadow" draw:z-index="0" draw:text-style-name="CG2-Bold" svg:width="1.98cm" svg:height="0.49cm" svg:x="4.80cm" svg:y="5.61cm">
</draw:rect>
<draw:rect text:anchor-type="paragraph" draw:style-name="CG2b-box" draw:text-style-name="CG2-Bold" draw:z-index="1" svg:width="1.98cm" svg:height="0.49cm" svg:x="4.79cm" svg:y="5.59cm">
<text:p text:style-name="CG2-Bold"><text:span text:style-name="FCG2-Bold">Carr, Zelpha Josephine<text:line-break/>b. 1858-12-31<text:line-break/>d. 1895-02-08</text:span></text:p>
</draw:rect>
<text:alphabetical-index-mark text:string-value="Garner, Thomas James (1965-12-10 -  )"/><draw:rect text:anchor-type="paragraph" draw:style-name="CG2b-box_shadow" draw:z-index="0" draw:text-style-name="CG2-Bold" svg:width="1.98cm" svg:height="0.34cm" svg:x="11.97cm" svg:y="5.77cm">
</draw:rect>
<draw:rect text:anchor-type="paragraph" draw:style-name="CG2b-box" draw:text-style-name="CG2-Bold" draw:z-index="1" svg:width="1.98cm" svg:height="0.34cm" svg:x="11.95cm" svg:y="5.75cm">
<text:p text:style-name="CG2-Bold"><text:span text:style-name="FCG2-Bold">Garner, Thomas James<text:line-break/>b. 1965-12-10</text:span></text:p>
</draw:rect>
<draw:rect text:anchor-type="paragraph" draw:style-name="CG2-fam-box" draw:text-style-name="CG2-Normal" draw:z-index="1" svg:width="1.83cm" svg:height="0.20cm" svg:x="4.94cm" svg:y="6.20cm">
<text:p text:style-name="CG2-Normal"><text:span text:style-name="FCG2-Normal">m. 1875-02-04</text:span></text:p>
</draw:rect>
<draw:rect text:anchor-type="paragraph" draw:style-name="CG2-fam-box" draw:text-style-name="CG2-Normal" draw:z-index="1" svg:width="1.83cm" svg:height="0.20cm" svg:x="12.10cm" svg:y="6.21cm">
<text:p text:style-name="CG2-Normal"><text:span text:style-name="FCG2-Normal">m. 1997-07-07</text:span></text:p>
</draw:rect>
<text:alphabetical-index-mark text:string-value="Floyd, John Morgan"/><draw:rect text:anchor-type="paragraph" draw:style-name="CG2-box_shadow" draw:z-index="0" draw:text-style-name="CG2-Normal" svg:width="1.83cm" svg:height="0.34cm" svg:x="4.96cm" svg:y="6.54cm">
</draw:rect>
<draw:rect text:anchor-type="paragraph" draw:style-name="CG2-box" draw:text-style-name="CG2-Normal" draw:z-index="1" svg:width="1.83cm" svg:height="0.34cm" svg:x="4.94cm" svg:y="6.52cm">
<text:p text:style-name="CG2-Normal"><text:span text:style-name="FCG2-Normal">Floyd, John Morgan<text:line-break/>b. </text:span></text:p>
</draw:rect>
<text:alphabetical-index-mark text:string-value="Сорокин, Holly Ruth"/><draw:rect text:anchor-type="paragraph" draw:style-name="CG2-box_shadow" draw:z-index="0" draw:text-style-name="CG2-Normal" svg:width="1.83cm" svg:height="0.34cm" svg:x="12.12cm" svg:y="6.55cm">
</draw:rect>
<draw:rect text:anchor-type="paragraph" draw:style-name="CG2-box" draw:text-style-name="CG2-Normal" draw:z-index="1" svg:width="1.83cm" svg:height="0.34cm" svg:x="12.10cm" svg:y="6.53cm">
<text:p text:style-name="CG2-Normal"><text:span text:style-name="FCG2-Normal">Сорокин, Holly Ruth<text:line-break/>b. </text:span></text:p>
</draw:rect>
<text:alphabetical-index-mark text:string-value="Garner, Iola Elizabeth Betty (1860-11-01 - 1941-04-17)"/><draw:rect text:anchor-type="paragraph" draw:style-name="CG2b-box_shadow" draw:z-index="0" draw:text-style-name="CG2-Bold" svg:width="1.98cm" svg:height="0.49cm" svg:x="4.80cm" svg:y="7.06cm">
</draw:rect>
<draw:rect text:anchor-type="paragraph" draw:style-name="CG2b-box" draw:text-style-name="CG2-Bold" draw:z-index="1" svg:width="1.98cm" svg:height="0.49cm" svg:x="4.79cm" svg:y="7.04cm">
<text:p text:style-name="CG2-Bold"><text:span text:style-name="FCG2-Bold">Garner, Iola Elizabeth Betty<text:line-break/>b. 1860-11-01<text:line-break/>d. 1941-04-17</text:span></text:p>
</draw:rect>
<text:alphabetical-index-mark text:string-value="Garner, Eugene Stanley, Jr. ( -  )"/><draw:rect text:anchor-type="paragraph" draw:style-name="CG2b-box_shadow" draw:z-index="0" draw:text-style-name="CG2-Bold" svg:width="1.98cm" svg:height="0.34cm" svg:x="9.58cm" svg:y="7.19cm">
</draw:rect>
<draw:rect text:anchor-type="paragraph" draw:style-name="CG2b-box" draw:text-style-name="CG2-Bold" draw:z-index="1" svg:width="1.98cm" svg:height="0.34cm" svg:x="9.56cm" svg:y="7.18cm">
<text:p text:style-name="CG2-Bold"><text:span text:style-name="FCG2-Bold">Garner, Eugene Stanley, Jr.<text:line-break/>b. </text:span></text:p>
</draw:rect>
<text:alphabetical-index-mark text:string-value="Garner, Francis William (1945-01-03 -  )"/><draw:rect text:anchor-type="paragraph" draw:style-name="CG2b-box_shadow" draw:z-index="0" draw:text-style-name="CG2-Bold" svg:width="1.98cm" svg:height="0.34cm" svg:x="11.97cm" svg:y="7.19cm">
</draw:rect>
<draw:rect text:anchor-type="paragraph" draw:style-name="CG2b-box" draw:text-style-name="CG2-Bold" draw:z-index="1" svg:width="1.98cm" svg:height="0.34cm" svg:x="11.95cm" svg:y="7.18cm">
<text:p text:style-name="CG2-Bold"><text:span text:style-name="FCG2-Bold">Garner, Francis William<text:line-break/>b. 1945-01-03</text:span></text:p>
</draw:rect>
<draw:rect text:anchor-type="paragraph" draw:style-name="CG2-fam-box" draw:text-style-name="CG2-Normal" draw:z-index="1" svg:width="1.83cm" svg:height="0.20cm" svg:x="9.71cm" svg:y="7.64cm">
<text:p text:style-name="CG2-Normal"><text:span text:style-name="FCG2-Normal">m. </text:span></text:p>
</draw:rect>
<draw:line text:anchor-type="paragraph" draw:z-index="3" draw:style-name="CG2-line" svg:x1="11.54cm" svg:y1="7.74cm" svg:x2="11.85cm" svg:y2="7.74cm"><text:p/>
</draw:line>
<draw:line text:anchor-type="paragraph" draw:z-index="3" draw:style-name="CG2-line" svg:x1="11.85cm" svg:y1="7.35cm" svg:x2="11.85cm" svg:y2="22.55cm"><text:p/>
</draw:line>
<draw:line text:anchor-type="paragraph" draw:z-index="3" draw:style-name="CG2-line" svg:x1="11.85cm" svg:y1="7.35cm" svg:x2="11.95cm" svg:y2="7.35cm"><text:p/>
</draw:line>
<draw:line text:anchor-type="paragraph" draw:z-index="3" draw:style-name="CG2-line" svg:x1="11.85cm" svg:y1="8.65cm" svg:x2="11.95cm" svg:y2="8.65cm"><text:p/>
</draw:line>
<draw:line text:anchor-type="paragraph" draw:z-index="3" draw:style-name="CG2-line" svg:x1="11.85cm" svg:y1="9.96cm" svg:x2="11.95cm" svg:y2="9.96cm"><text:p/>
</draw:line>
<draw:line text:anchor-type="paragraph" draw:z-index="3" draw:style-name="CG2-line" svg:x1="11.85cm" svg:y1="11.26cm" svg:x2="11.95cm" svg:y2="11.26cm"><text:p/>
</draw:line>
<draw:line text:anchor-type="paragraph" draw:z-index="3" draw:style-name="CG2-line" svg:x1="11.85cm" svg:y1="12.56cm" svg:x2="11.95cm" svg:y2="12.56cm"><text:p/>
</draw:line>
<draw:line text:anchor-type="paragraph" draw:z-index="3" draw:style-name="CG2-line" svg:x1="11.85cm" svg:y1="13.87cm" svg:x2="11.95cm" svg:y2="13.87cm"><text:p/>
</draw:line>
<draw:line text:anchor-type="paragraph" draw:z-index="3" draw:style-name="CG2-line" svg:x1="11.85cm" svg:y1="15.17cm" svg:x2="11.95cm" svg:y2="15.17cm"><text:p/>
</draw:line>
<draw:line text:anchor-type="paragraph" draw:z-index="3" draw:style-name="CG2-line" svg:x1="11.85cm" svg:y1="16.48cm" svg:x2="11.95cm" svg:y2="16.48cm"><text:p/>
</draw:line>
<draw:line text:anchor-type="paragraph" draw:z-index="3" draw:style-name="CG2-line" svg:x1="11.85cm" svg:y1="18.56cm" svg:x2="11.95cm" svg:y2="18.56cm"><text:p/>
</draw:line>
<draw:line text:anchor-type="paragraph" draw:z-index="3" draw:style-name="CG2-line" svg:x1="11.85cm" svg:y1="19.86cm" svg:x2="11.95cm" svg:y2="19.86cm"><text:p/>
</draw:line>
<draw:line text:anchor-type="paragraph" draw:z-index="3" draw:style-name="CG2-line" svg:x1="11.85cm" svg:y1="21.17cm" svg:x2="11.95cm" svg:y2="21.17cm"><text:p/>
</draw:line>
<draw:line text:anchor-type="paragraph" draw:z-index="3" draw:style-name="CG2-line" svg:x1="11.85cm" svg:y1="22.55cm" svg:x2="11.95cm" svg:y2="22.55cm"><text:p/>
</draw:line>
<draw:rect text:anchor-type="paragraph" draw:style-name="CG2-fam-box" draw:text-style-name="CG2-Normal" draw:z-index="1" svg:width="1.83cm" svg:height="0.20cm" svg:x="12.10cm" svg:y="7.64cm">
<text:p text:style-name="CG2-Normal"><text:span text:style-name="FCG2-Normal">m. 1991-06-22</text:span></text:p>
</draw:rect>
<draw:rect text:anchor-type="paragraph" draw:style-name="CG2-fam-box" draw:text-style-name="CG2-Normal" draw:z-index="1" svg:width="1.83cm" svg:height="0.20cm" svg:x="4.94cm" svg:y="7.65cm">
<text:p text:style-name="CG2-Normal"><text:span text:style-name="FCG2-Normal">m. 1879-09-17</text:span></text:p>
</draw:rect>
<text:alphabetical-index-mark text:string-value="Pelletier, Josephine (1922-09-07 - 1998-09-15)"/><draw:rect text:anchor-type="paragraph" draw:style-name="CG2-box_shadow" draw:z-index="0" draw:text-style-name="CG2-Normal" svg:width="1.83cm" svg:height="0.49cm" svg:x="9.73cm" svg:y="7.98cm">
</draw:rect>
<draw:rect text:anchor-type="paragraph" draw:style-name="CG2-box" draw:text-style-name="CG2-Normal" draw:z-index="1" svg:width="1.83cm" svg:height="0.49cm" svg:x="9.71cm" svg:y="7.96cm">
<text:p text:style-name="CG2-Normal"><text:span text:style-name="FCG2-Normal">Pelletier, Josephine<text:line-break/>b. 1922-09-07<text:line-break/>d. 1998-09-15</text:span></text:p>
</draw:rect>
<text:alphabetical-index-mark text:string-value="Gibbs, Connie (1943-02-08 -  )"/><draw:rect text:anchor-type="paragraph" draw:style-name="CG2-box_shadow" draw:z-index="0" draw:text-style-name="CG2-Normal" svg:width="1.83cm" svg:height="0.34cm" svg:x="12.12cm" svg:y="7.98cm">
</draw:rect>
<draw:rect text:anchor-type="paragraph" draw:style-name="CG2-box" draw:text-style-name="CG2-Normal" draw:z-index="1" svg:width="1.83cm" svg:height="0.34cm" svg:x="12.10cm" svg:y="7.96cm">
<text:p text:style-name="CG2-Normal"><text:span text:style-name="FCG2-Normal">Gibbs, Connie<text:line-break/>b. 1943-02-08</text:span></text:p>
</draw:rect>
<text:alphabetical-index-mark text:string-value="Ford, Stephen Jacob"/><draw:rect text:anchor-type="paragraph" draw:style-name="CG2-box_shadow" draw:z-index="0" draw:text-style-name="CG2-Normal" svg:width="1.83cm" svg:height="0.34cm" svg:x="4.96cm" svg:y="7.99cm">
</draw:rect>
<draw:rect text:anchor-type="paragraph" draw:style-name="CG2-box" draw:text-style-name="CG2-Normal" draw:z-index="1" svg:width="1.83cm" svg:height="0.34cm" svg:x="4.94cm" svg:y="7.97cm">
<text:p text:style-name="CG2-Normal"><text:span text:style-name="FCG2-Normal">Ford, Stephen Jacob<text:line-break/>b. </text:span></text:p>
</draw:rect>
<text:alphabetical-index-mark text:string-value="Garner, Richard Eugene (1947-02-28 -  )"/><draw:rect text:anchor-type="paragraph" draw:style-name="CG2b-box_shadow" draw:z-index="0" draw:text-style-name="CG2-Bold" svg:width="1.98cm" svg:height="0.34cm" svg:x="11.97cm" svg:y="8.50cm">
</draw:rect>
<draw:rect text:anchor-type="paragraph" draw:style-name="CG2b-box" draw:text-style-name="CG2-Bold" draw:z-index="1" svg:width="1.98cm" svg:height="0.34cm" svg:x="11.95cm" svg:y="8.48cm">
<text:p text:style-name="CG2-Bold"><text:span text:style-name="FCG2-Bold">Garner, Richard Eugene<text:line-break/>b. 1947-02-28</text:span></text:p>
</draw:rect>
<text:alphabetical-index-mark text:string-value="Garner, Robert F. (1863-04-04 - 1940-02-17)"/><draw:rect text:anchor-type="paragraph" draw:style-name="CG2b-box_shadow" draw:z-index="0" draw:text-style-name="CG2-Bold" svg:width="1.98cm" svg:height="0.49cm" svg:x="4.80cm" svg:y="8.51cm">
</draw:rect>
<draw:rect text:anchor-type="paragraph" draw:style-name="CG2b-box" draw:text-style-name="CG2-Bold" draw:z-index="1" svg:width="1.98cm" svg:height="0.49cm" svg:x="4.79cm" svg:y="8.50cm">
<text:p text:style-name="CG2-Bold"><text:span text:style-name="FCG2-Bold">Garner, Robert F.<text:line-break/>b. 1863-04-04<text:line-break/>d. 1940-02-17</text:span></text:p>
</draw:rect>
<draw:rect text:anchor-type="paragraph" draw:style-name="CG2-fam-box" draw:text-style-name="CG2-Normal" draw:z-index="1" svg:width="1.83cm" svg:height="0.20cm" svg:x="9.71cm" svg:y="8.57cm">
<text:p text:style-name="CG2-Normal"><text:span text:style-name="FCG2-Normal">m. </text:span></text:p>
</draw:rect>
<text:alphabetical-index-mark text:string-value="Washington, Pearline"/><draw:rect text:anchor-type="paragraph" draw:style-name="CG2-box_shadow" draw:z-index="0" draw:text-style-name="CG2-Normal" svg:width="1.83cm" svg:height="0.34cm" svg:x="9.73cm" svg:y="8.90cm">
</draw:rect>
<draw:rect text:anchor-type="paragraph" draw:style-name="CG2-box" draw:text-style-name="CG2-Normal" draw:z-index="1" svg:width="1.83cm" svg:height="0.34cm" svg:x="9.71cm" svg:y="8.88cm">
<text:p text:style-name="CG2-Normal"><text:span text:style-name="FCG2-Normal">Washington, Pearline<text:line-break/>b. </text:span></text:p>
</draw:rect>
<draw:rect text:anchor-type="paragraph" draw:style-name="CG2-fam-box" draw:text-style-name="CG2-Normal" draw:z-index="1" svg:width="1.83cm" svg:height="0.20cm" svg:x="12.10cm" svg:y="8.94cm">
<text:p text:style-name="CG2-Normal"><text:span text:style-name="FCG2-Normal">m. 1971-10-23</text:span></text:p>
</draw:rect>
<draw:rect text:anchor-type="paragraph" draw:style-name="CG2-fam-box" draw:text-style-name="CG2-Normal" draw:z-index="1" svg:width="1.83cm" svg:height="0.20cm" svg:x="4.94cm" svg:y="9.10cm">
<text:p text:style-name="CG2-Normal"><text:span text:style-name="FCG2-Normal">m. 1880-11-25</text:span></text:p>
</draw:rect>
<text:alphabetical-index-mark text:string-value="Gibbs, Elaine"/><draw:rect text:anchor-type="paragraph" draw:style-name="CG2-box_shadow" draw:z-index="0" draw:text-style-name="CG2-Normal" svg:width="1.83cm" svg:height="0.34cm" svg:x="12.12cm" svg:y="9.28cm">
</draw:rect>
<draw:rect text:anchor-type="paragraph" draw:style-name="CG2-box" draw:text-style-name="CG2-Normal" draw:z-index="1" svg:width="1.83cm" svg:height="0.34cm" svg:x="12.10cm" svg:y="9.26cm">
<text:p text:style-name="CG2-Normal"><text:span text:style-name="FCG2-Normal">Gibbs, Elaine<text:line-break/>b. </text:span></text:p>
</draw:rect>
<text:alphabetical-index-mark text:string-value="Garner, John Roger (1925-10-29 -  )"/><draw:rect text:anchor-type="paragraph" draw:style-name="CG2b-box_shadow" draw:z-index="0" draw:text-style-name="CG2-Bold" svg:width="1.98cm" svg:height="0.34cm" svg:x="9.58cm" svg:y="9.43cm">
</draw:rect>
<draw:rect text:anchor-type="paragraph" draw:style-name="CG2b-box" draw:text-style-name="CG2-Bold" draw:z-index="1" svg:width="1.98cm" svg:height="0.34cm" svg:x="9.56cm" svg:y="9.41cm">
<text:p text:style-name="CG2-Bold"><text:span text:style-name="FCG2-Bold">Garner, John Roger<text:line-break/>b. 1925-10-29</text:span></text:p>
</draw:rect>
<text:alphabetical-index-mark text:string-value="Cannon, Mary Jane"/><draw:rect text:anchor-type="paragraph" draw:style-name="CG2-box_shadow" draw:z-index="0" draw:text-style-name="CG2-Normal" svg:width="1.83cm" svg:height="0.34cm" svg:x="4.96cm" svg:y="9.44cm">
</draw:rect>
<draw:rect text:anchor-type="paragraph" draw:style-name="CG2-box" draw:text-style-name="CG2-Normal" draw:z-index="1" svg:width="1.83cm" svg:height="0.34cm" svg:x="4.94cm" svg:y="9.42cm">
<text:p text:style-name="CG2-Normal"><text:span text:style-name="FCG2-Normal">Cannon, Mary Jane<text:line-break/>b. </text:span></text:p>
</draw:rect>
<text:alphabetical-index-mark text:string-value="Garner, Michael Stanley (1948-06-12 -  )"/><draw:rect text:anchor-type="paragraph" draw:style-name="CG2b-box_shadow" draw:z-index="0" draw:text-style-name="CG2-Bold" svg:width="1.98cm" svg:height="0.34cm" svg:x="11.97cm" svg:y="9.80cm">
</draw:rect>
<draw:rect text:anchor-type="paragraph" draw:style-name="CG2b-box" draw:text-style-name="CG2-Bold" draw:z-index="1" svg:width="1.98cm" svg:height="0.34cm" svg:x="11.95cm" svg:y="9.78cm">
<text:p text:style-name="CG2-Bold"><text:span text:style-name="FCG2-Bold">Garner, Michael Stanley<text:line-break/>b. 1948-06-12</text:span></text:p>
</draw:rect>
<draw:rect text:anchor-type="paragraph" draw:style-name="CG2-fam-box" draw:text-style-name="CG2-Normal" draw:z-index="1" svg:width="1.83cm" svg:height="0.20cm" svg:x="9.71cm" svg:y="9.87cm">
<text:p text:style-name="CG2-Normal"><text:span text:style-name="FCG2-Normal">m. 1961-10-07</text:span></text:p>
</draw:rect>
<text:alphabetical-index-mark text:string-value="Garner, Emma A. (1868-08-18 - 1869-02-23)"/><draw:rect text:anchor-type="paragraph" draw:style-name="CG2b-box_shadow" draw:z-index="0" draw:text-style-name="CG2-Bold" svg:width="1.98cm" svg:height="0.49cm" svg:x="4.80cm" svg:y="9.96cm">
</draw:rect>
<draw:rect text:anchor-type="paragraph" draw:style-name="CG2b-box" draw:text-style-name="CG2-Bold" draw:z-index="1" svg:width="1.98cm" svg:height="0.49cm" svg:x="4.79cm" svg:y="9.95cm">
<text:p text:style-name="CG2-Bold"><text:span text:style-name="FCG2-Bold">Garner, Emma A.<text:line-break/>b. 1868-08-18<text:line-break/>d. 1869-02-23</text:span></text:p>
</draw:rect>
<text:alphabetical-index-mark text:string-value="Брюханов, Violet Louise (1915-09-28 -  )"/><draw:rect text:anchor-type="paragraph" draw:style-name="CG2-box_shadow" draw:z-index="0" draw:text-style-name="CG2-Normal" svg:width="1.83cm" svg:height="0.34cm" svg:x="9.73cm" svg:y="10.21cm">
</draw:rect>
<draw:rect text:anchor-type="paragraph" draw:style-name="CG2-box" draw:text-style-name="CG2-Normal" draw:z-index="1" svg:width="1.83cm" svg:height="0.34cm" svg:x="9.71cm" svg:y="10.19cm">
<text:p text:style-name="CG2-Normal"><text:span text:style-name="FCG2-Normal">Брюханов, Violet Louise<text:line-break/>b. 1915-09-28</text:span></text:p>
</draw:rect>
<draw:rect text:anchor-type="paragraph" draw:style-name="CG2-fam-box" draw:text-style-name="CG2-Normal" draw:z-index="1" svg:width="1.83cm" svg:height="0.20cm" svg:x="12.10cm" svg:y="10.25cm">
<text:p text:style-name="CG2-Normal"><text:span text:style-name="FCG2-Normal">m. 1970-08-08</text:span></text:p>
</draw:rect>
<text:alphabetical-index-mark text:string-value="Gibbs, Sharon"/><draw:rect text:anchor-type="paragraph" draw:style-name="CG2-box_shadow" draw:z-index="0" draw:text-style-name="CG2-Normal" svg:width="1.83cm" svg:height="0.34cm" svg:x="12.12cm" svg:y="10.58cm">
</draw:rect>
<draw:rect text:anchor-type="paragraph" draw:style-name="CG2-box" draw:text-style-name="CG2-Normal" draw:z-index="1" svg:width="1.83cm" svg:height="0.34cm" svg:x="12.10cm" svg:y="10.57cm">
<text:p text:style-name="CG2-Normal"><text:span text:style-name="FCG2-Normal">Gibbs, Sharon<text:line-break/>b. </text:span></text:p>
</draw:rect>
<text:alphabetical-index-mark text:string-value="Garner, Anetta (1870-06-13 - 1900-10-04)"/><draw:rect text:anchor-type="paragraph" draw:style-name="CG2b-box_shadow" draw:z-index="0" draw:text-style-name="CG2-Bold" svg:width="1.98cm" svg:height="0.49cm" svg:x="4.80cm" svg:y="10.63cm">
</draw:rect>
<draw:rect text:anchor-type="paragraph" draw:style-name="CG2b-box" draw:text-style-name="CG2-Bold" draw:z-index="1" svg:width="1.98cm" svg:height="0.49cm" svg:x="4.79cm" svg:y="10.62cm">
<text:p text:style-name="CG2-Bold"><text:span text:style-name="FCG2-Bold">Garner, Anetta<text:line-break/>b. 1870-06-13<text:line-break/>d. 1900-10-04</text:span></text:p>
</draw:rect>
<text:alphabetical-index-mark text:string-value="Garner, Jesse V. (1876-06-18 - 1929-01-21)"/><draw:rect text:anchor-type="paragraph" draw:style-name="CG2b-box_shadow" draw:z-index="0" draw:text-style-name="CG2-Bold" svg:width="1.98cm" svg:height="0.49cm" svg:x="7.19cm" svg:y="10.85cm">
</draw:rect>
<draw:rect text:anchor-type="paragraph" draw:style-name="CG2b-box" draw:text-style-name="CG2-Bold" draw:z-index="1" svg:width="1.98cm" svg:height="0.49cm" svg:x="7.17cm" svg:y="10.83cm">
<text:p text:style-name="CG2-Bold"><text:span text:style-name="FCG2-Bold">Garner, Jesse V.<text:line-break/>b. 1876-06-18<text:line-break/>d. 1929-01-21</text:span></text:p>
</draw:rect>
<text:alphabetical-index-mark text:string-value="Garner, Marie"/><draw:rect text:anchor-type="paragraph" draw:style-name="CG2b-box_shadow" draw:z-index="0" draw:text-style-name="CG2-Bold" svg:width="1.98cm" svg:height="0.34cm" svg:x="9.58cm" svg:y="10.85cm">
</draw:rect>
<draw:rect text:anchor-type="paragraph" draw:style-name="CG2b-box" draw:text-style-name="CG2-Bold" draw:z-index="1" svg:width="1.98cm" svg:height="0.34cm" svg:x="9.56cm" svg:y="10.83cm">
<text:p text:style-name="CG2-Bold"><text:span text:style-name="FCG2-Bold">Garner, Marie<text:line-break/>b. </text:span></text:p>
</draw:rect>
<text:alphabetical-index-mark text:string-value="Garner, Barbara Jo (1949-11-08 -  )"/><draw:rect text:anchor-type="paragraph" draw:style-name="CG2b-box_shadow" draw:z-index="0" draw:text-style-name="CG2-Bold" svg:width="1.98cm" svg:height="0.34cm" svg:x="11.97cm" svg:y="11.11cm">
</draw:rect>
<draw:rect text:anchor-type="paragraph" draw:style-name="CG2b-box" draw:text-style-name="CG2-Bold" draw:z-index="1" svg:width="1.98cm" svg:height="0.34cm" svg:x="11.95cm" svg:y="11.09cm">
<text:p text:style-name="CG2-Bold"><text:span text:style-name="FCG2-Bold">Garner, Barbara Jo<text:line-break/>b. 1949-11-08</text:span></text:p>
</draw:rect>
<draw:rect text:anchor-type="paragraph" draw:style-name="CG2-fam-box" draw:text-style-name="CG2-Normal" draw:z-index="1" svg:width="1.83cm" svg:height="0.20cm" svg:x="4.94cm" svg:y="11.23cm">
<text:p text:style-name="CG2-Normal"><text:span text:style-name="FCG2-Normal">m. 1888-08-23</text:span></text:p>
</draw:rect>
<draw:rect text:anchor-type="paragraph" draw:style-name="CG2-fam-box" draw:text-style-name="CG2-Normal" draw:z-index="1" svg:width="1.83cm" svg:height="0.20cm" svg:x="9.71cm" svg:y="11.30cm">
<text:p text:style-name="CG2-Normal"><text:span text:style-name="FCG2-Normal">m. </text:span></text:p>
</draw:rect>
<draw:rect text:anchor-type="paragraph" draw:style-name="CG2-fam-box" draw:text-style-name="CG2-Normal" draw:z-index="1" svg:width="1.83cm" svg:height="0.20cm" svg:x="7.33cm" svg:y="11.44cm">
<text:p text:style-name="CG2-Normal"><text:span text:style-name="FCG2-Normal">m. </text:span></text:p>
</draw:rect>
<draw:line text:anchor-type="paragraph" draw:z-index="3" draw:style-name="CG2-line" svg:x1="9.15cm" svg:y1="11.54cm" svg:x2="9.46cm" svg:y2="11.54cm"><text:p/>
</draw:line>
<draw:line text:anchor-type="paragraph" draw:z-index="3" draw:style-name="CG2-line" svg:x1="9.46cm" svg:y1="11.01cm" svg:x2="9.46cm" svg:y2="12.31cm"><text:p/>
</draw:line>
<draw:line text:anchor-type="paragraph" draw:z-index="3" draw:style-name="CG2-line" svg:x1="9.46cm" svg:y1="11.01cm" svg:x2="9.56cm" svg:y2="11.01cm"><text:p/>
</draw:line>
<draw:line text:anchor-type="paragraph" draw:z-index="3" draw:style-name="CG2-line" svg:x1="9.46cm" svg:y1="12.31cm" svg:x2="9.56cm" svg:y2="12.31cm"><text:p/>
</draw:line>
<text:alphabetical-index-mark text:string-value="Parker, Frank R."/><draw:rect text:anchor-type="paragraph" draw:style-name="CG2-box_shadow" draw:z-index="0" draw:text-style-name="CG2-Normal" svg:width="1.83cm" svg:height="0.34cm" svg:x="4.96cm" svg:y="11.56cm">
</draw:rect>
<draw:rect text:anchor-type="paragraph" draw:style-name="CG2-box" draw:text-style-name="CG2-Normal" draw:z-index="1" svg:width="1.83cm" svg:height="0.34cm" svg:x="4.94cm" svg:y="11.54cm">
<text:p text:style-name="CG2-Normal"><text:span text:style-name="FCG2-Normal">Parker, Frank R.<text:line-break/>b. </text:span></text:p>
</draw:rect>
<draw:rect text:anchor-type="paragraph" draw:style-name="CG2-fam-box" draw:text-style-name="CG2-Normal" draw:z-index="1" svg:width="1.83cm" svg:height="0.20cm" svg:x="12.10cm" svg:y="11.55cm">
<text:p text:style-name="CG2-Normal"><text:span text:style-name="FCG2-Normal">m. </text:span></text:p>
</draw:rect>
<text:alphabetical-index-mark text:string-value="Burgess, Edward"/><draw:rect text:anchor-type="paragraph" draw:style-name="CG2-box_shadow" draw:z-index="0" draw:text-style-name="CG2-Normal" svg:width="1.83cm" svg:height="0.34cm" svg:x="9.73cm" svg:y="11.63cm">
</draw:rect>
<draw:rect text:anchor-type="paragraph" draw:style-name="CG2-box" draw:text-style-name="CG2-Normal" draw:z-index="1" svg:width="1.83cm" svg:height="0.34cm" svg:x="9.71cm" svg:y="11.61cm">
<text:p text:style-name="CG2-Normal"><text:span text:style-name="FCG2-Normal">Burgess, Edward<text:line-break/>b. </text:span></text:p>
</draw:rect>
<text:alphabetical-index-mark text:string-value="Taylor, Viola"/><draw:rect text:anchor-type="paragraph" draw:style-name="CG2-box_shadow" draw:z-index="0" draw:text-style-name="CG2-Normal" svg:width="1.83cm" svg:height="0.34cm" svg:x="7.34cm" svg:y="11.78cm">
</draw:rect>
<draw:rect text:anchor-type="paragraph" draw:style-name="CG2-box" draw:text-style-name="CG2-Normal" draw:z-index="1" svg:width="1.83cm" svg:height="0.34cm" svg:x="7.33cm" svg:y="11.76cm">
<text:p text:style-name="CG2-Normal"><text:span text:style-name="FCG2-Normal">Taylor, Viola<text:line-break/>b. </text:span></text:p>
</draw:rect>
<text:alphabetical-index-mark text:string-value="Díez, William George"/><draw:rect text:anchor-type="paragraph" draw:style-name="CG2-box_shadow" draw:z-index="0" draw:text-style-name="CG2-Normal" svg:width="1.83cm" svg:height="0.34cm" svg:x="12.12cm" svg:y="11.89cm">
</draw:rect>
<draw:rect text:anchor-type="paragraph" draw:style-name="CG2-box" draw:text-style-name="CG2-Normal" draw:z-index="1" svg:width="1.83cm" svg:height="0.34cm" svg:x="12.10cm" svg:y="11.87cm">
<text:p text:style-name="CG2-Normal"><text:span text:style-name="FCG2-Normal">Díez, William George<text:line-break/>b. </text:span></text:p>
</draw:rect>
<text:alphabetical-index-mark text:string-value="Garner, Antoinette (1870-06-13 - avant 1880)"/><draw:rect text:anchor-type="paragraph" draw:style-name="CG2b-box_shadow" draw:z-index="0" draw:text-style-name="CG2-Bold" svg:width="1.98cm" svg:height="0.49cm" svg:x="4.80cm" svg:y="12.09cm">
</draw:rect>
<draw:rect text:anchor-type="paragraph" draw:style-name="CG2b-box" draw:text-style-name="CG2-Bold" draw:z-index="1" svg:width="1.98cm" svg:height="0.49cm" svg:x="4.79cm" svg:y="12.07cm">
<text:p text:style-name="CG2-Bold"><text:span text:style-name="FCG2-Bold">Garner, Antoinette<text:line-break/>b. 1870-06-13<text:line-break/>d. avant 1880</text:span></text:p>
</draw:rect>
<text:alphabetical-index-mark text:string-value="Garner, Victor"/><draw:rect text:anchor-type="paragraph" draw:style-name="CG2b-box_shadow" draw:z-index="0" draw:text-style-name="CG2-Bold" svg:width="1.98cm" svg:height="0.34cm" svg:x="9.58cm" svg:y="12.16cm">
</draw:rect>
<draw:rect text:anchor-type="paragraph" draw:style-name="CG2b-box" draw:text-style-name="CG2-Bold" draw:z-index="1" svg:width="1.98cm" svg:height="0.34cm" svg:x="9.56cm" svg:y="12.14cm">
<text:p text:style-name="CG2-Bold"><text:span text:style-name="FCG2-Bold">Garner, Victor<text:line-break/>b. </text:span></text:p>
</draw:rect>
<text:alphabetical-index-mark text:string-value="Garner, Raymond E. (1878-09-16 - 1921-05-02)"/><draw:rect text:anchor-type="paragraph" draw:style-name="CG2b-box_shadow" draw:z-index="0" draw:text-style-name="CG2-Bold" svg:width="1.98cm" svg:height="0.49cm" svg:x="7.19cm" svg:y="12.30cm">
</draw:rect>
<draw:rect text:anchor-type="paragraph" draw:style-name="CG2b-box" draw:text-style-name="CG2-Bold" draw:z-index="1" svg:width="1.98cm" svg:height="0.49cm" svg:x="7.17cm" svg:y="12.29cm">
<text:p text:style-name="CG2-Bold"><text:span text:style-name="FCG2-Bold">Garner, Raymond E.<text:line-break/>b. 1878-09-16<text:line-break/>d. 1921-05-02</text:span></text:p>
</draw:rect>
<text:alphabetical-index-mark text:string-value="Garner, Kathryn Mary (1952-09-10 -  )"/><draw:rect text:anchor-type="paragraph" draw:style-name="CG2b-box_shadow" draw:z-index="0" draw:text-style-name="CG2-Bold" svg:width="1.98cm" svg:height="0.34cm" svg:x="11.97cm" svg:y="12.41cm">
</draw:rect>
<draw:rect text:anchor-type="paragraph" draw:style-name="CG2b-box" draw:text-style-name="CG2-Bold" draw:z-index="1" svg:width="1.98cm" svg:height="0.34cm" svg:x="11.95cm" svg:y="12.39cm">
<text:p text:style-name="CG2-Bold"><text:span text:style-name="FCG2-Bold">Garner, Kathryn Mary<text:line-break/>b. 1952-09-10</text:span></text:p>
</draw:rect>
<draw:rect text:anchor-type="paragraph" draw:style-name="CG2-fam-box" draw:text-style-name="CG2-Normal" draw:z-index="1" svg:width="1.83cm" svg:height="0.20cm" svg:x="12.10cm" svg:y="12.86cm">
<text:p text:style-name="CG2-Normal"><text:span text:style-name="FCG2-Normal">m. 1975-02-08</text:span></text:p>
</draw:rect>
<text:alphabetical-index-mark text:string-value="Garner, Jennie S. (1880-09-11 - 1964-06-20)"/><draw:rect text:anchor-type="paragraph" draw:style-name="CG2b-box_shadow" draw:z-index="0" draw:text-style-name="CG2-Bold" svg:width="1.98cm" svg:height="0.49cm" svg:x="7.19cm" svg:y="12.97cm">
</draw:rect>
<draw:rect text:anchor-type="paragraph" draw:style-name="CG2b-box" draw:text-style-name="CG2-Bold" draw:z-index="1" svg:width="1.98cm" svg:height="0.49cm" svg:x="7.17cm" svg:y="12.96cm">
<text:p text:style-name="CG2-Bold"><text:span text:style-name="FCG2-Bold">Garner, Jennie S.<text:line-break/>b. 1880-09-11<text:line-break/>d. 1964-06-20</text:span></text:p>
</draw:rect>
<text:alphabetical-index-mark text:string-value="Яковлев, Everett"/><draw:rect text:anchor-type="paragraph" draw:style-name="CG2b-box_shadow" draw:z-index="0" draw:text-style-name="CG2-Bold" svg:width="1.98cm" svg:height="0.34cm" svg:x="9.58cm" svg:y="12.97cm">
</draw:rect>
<draw:rect text:anchor-type="paragraph" draw:style-name="CG2b-box" draw:text-style-name="CG2-Bold" draw:z-index="1" svg:width="1.98cm" svg:height="0.34cm" svg:x="9.56cm" svg:y="12.96cm">
<text:p text:style-name="CG2-Bold"><text:span text:style-name="FCG2-Bold">Яковлев, Everett<text:line-break/>b. </text:span></text:p>
</draw:rect>
<text:alphabetical-index-mark text:string-value="Сергеев, Dennis"/><draw:rect text:anchor-type="paragraph" draw:style-name="CG2-box_shadow" draw:z-index="0" draw:text-style-name="CG2-Normal" svg:width="1.83cm" svg:height="0.34cm" svg:x="12.12cm" svg:y="13.19cm">
</draw:rect>
<draw:rect text:anchor-type="paragraph" draw:style-name="CG2-box" draw:text-style-name="CG2-Normal" draw:z-index="1" svg:width="1.83cm" svg:height="0.34cm" svg:x="12.10cm" svg:y="13.17cm">
<text:p text:style-name="CG2-Normal"><text:span text:style-name="FCG2-Normal">Сергеев, Dennis<text:line-break/>b. </text:span></text:p>
</draw:rect>
<text:alphabetical-index-mark text:string-value="Яковлев, Esther Faye"/><draw:rect text:anchor-type="paragraph" draw:style-name="CG2b-box_shadow" draw:z-index="0" draw:text-style-name="CG2-Bold" svg:width="1.98cm" svg:height="0.34cm" svg:x="9.58cm" svg:y="13.50cm">
</draw:rect>
<draw:rect text:anchor-type="paragraph" draw:style-name="CG2b-box" draw:text-style-name="CG2-Bold" draw:z-index="1" svg:width="1.98cm" svg:height="0.34cm" svg:x="9.56cm" svg:y="13.48cm">
<text:p text:style-name="CG2-Bold"><text:span text:style-name="FCG2-Bold">Яковлев, Esther Faye<text:line-break/>b. </text:span></text:p>
</draw:rect>
<draw:rect text:anchor-type="paragraph" draw:style-name="CG2-fam-box" draw:text-style-name="CG2-Normal" draw:z-index="1" svg:width="1.83cm" svg:height="0.20cm" svg:x="7.33cm" svg:y="13.56cm">
<text:p text:style-name="CG2-Normal"><text:span text:style-name="FCG2-Normal">m. avant 1911-07-06</text:span></text:p>
</draw:rect>
<draw:line text:anchor-type="paragraph" draw:z-index="3" draw:style-name="CG2-line" svg:x1="9.15cm" svg:y1="13.66cm" svg:x2="9.46cm" svg:y2="13.66cm"><text:p/>
</draw:line>
<draw:line text:anchor-type="paragraph" draw:z-index="3" draw:style-name="CG2-line" svg:x1="9.46cm" svg:y1="13.13cm" svg:x2="9.46cm" svg:y2="14.95cm"><text:p/>
</draw:line>
<draw:line text:anchor-type="paragraph" draw:z-index="3" draw:style-name="CG2-line" svg:x1="9.46cm" svg:y1="13.13cm" svg:x2="9.56cm" svg:y2="13.13cm"><text:p/>
</draw:line>
<draw:line text:anchor-type="paragraph" draw:z-index="3" draw:style-name="CG2-line" svg:x1="9.46cm" svg:y1="13.65cm" svg:x2="9.56cm" svg:y2="13.65cm"><text:p/>
</draw:line>
<draw:line text:anchor-type="paragraph" draw:z-index="3" draw:style-name="CG2-line" svg:x1="9.46cm" svg:y1="14.95cm" svg:x2="9.56cm" svg:y2="14.95cm"><text:p/>
</draw:line>
<text:alphabetical-index-mark text:string-value="Garner, Peter George (1954-08-05 -  )"/><draw:rect text:anchor-type="paragraph" draw:style-name="CG2b-box_shadow" draw:z-index="0" draw:text-style-name="CG2-Bold" svg:width="1.98cm" svg:height="0.34cm" svg:x="11.97cm" svg:y="13.71cm">
</draw:rect>
<draw:rect text:anchor-type="paragraph" draw:style-name="CG2b-box" draw:text-style-name="CG2-Bold" draw:z-index="1" svg:width="1.98cm" svg:height="0.34cm" svg:x="11.95cm" svg:y="13.70cm">
<text:p text:style-name="CG2-Bold"><text:span text:style-name="FCG2-Bold">Garner, Peter George<text:line-break/>b. 1954-08-05</text:span></text:p>
</draw:rect>
<text:alphabetical-index-mark text:string-value="Яковлев, George"/><draw:rect text:anchor-type="paragraph" draw:style-name="CG2-box_shadow" draw:z-index="0" draw:text-style-name="CG2-Normal" svg:width="1.83cm" svg:height="0.49cm" svg:x="7.34cm" svg:y="13.90cm">
</draw:rect>
<draw:rect text:anchor-type="paragraph" draw:style-name="CG2-box" draw:text-style-name="CG2-Normal" draw:z-index="1" svg:width="1.83cm" svg:height="0.49cm" svg:x="7.33cm" svg:y="13.88cm">
<text:p text:style-name="CG2-Normal"><text:span text:style-name="FCG2-Normal">Яковлев, George<text:line-break/>b. <text:line-break/>d. </text:span></text:p>
</draw:rect>
<draw:rect text:anchor-type="paragraph" draw:style-name="CG2-fam-box" draw:text-style-name="CG2-Normal" draw:z-index="1" svg:width="1.83cm" svg:height="0.20cm" svg:x="9.71cm" svg:y="13.94cm">
<text:p text:style-name="CG2-Normal"><text:span text:style-name="FCG2-Normal">m. </text:span></text:p>
</draw:rect>
<draw:rect text:anchor-type="paragraph" draw:style-name="CG2-fam-box" draw:text-style-name="CG2-Normal" draw:z-index="1" svg:width="1.83cm" svg:height="0.20cm" svg:x="12.10cm" svg:y="14.16cm">
<text:p text:style-name="CG2-Normal"><text:span text:style-name="FCG2-Normal">m. 1976-01-25</text:span></text:p>
</draw:rect>
<text:alphabetical-index-mark text:string-value="Arnold, ???????"/><draw:rect text:anchor-type="paragraph" draw:style-name="CG2-box_shadow" draw:z-index="0" draw:text-style-name="CG2-Normal" svg:width="1.83cm" svg:height="0.34cm" svg:x="9.73cm" svg:y="14.28cm">
</draw:rect>
<draw:rect text:anchor-type="paragraph" draw:style-name="CG2-box" draw:text-style-name="CG2-Normal" draw:z-index="1" svg:width="1.83cm" svg:height="0.34cm" svg:x="9.71cm" svg:y="14.26cm">
<text:p text:style-name="CG2-Normal"><text:span text:style-name="FCG2-Normal">Arnold, ???????<text:line-break/>b. </text:span></text:p>
</draw:rect>
<text:alphabetical-index-mark text:string-value="Gibbs, Joy"/><draw:rect text:anchor-type="paragraph" draw:style-name="CG2-box_shadow" draw:z-index="0" draw:text-style-name="CG2-Normal" svg:width="1.83cm" svg:height="0.34cm" svg:x="12.12cm" svg:y="14.50cm">
</draw:rect>
<draw:rect text:anchor-type="paragraph" draw:style-name="CG2-box" draw:text-style-name="CG2-Normal" draw:z-index="1" svg:width="1.83cm" svg:height="0.34cm" svg:x="12.10cm" svg:y="14.48cm">
<text:p text:style-name="CG2-Normal"><text:span text:style-name="FCG2-Normal">Gibbs, Joy<text:line-break/>b. </text:span></text:p>
</draw:rect>
<text:alphabetical-index-mark text:string-value="Яковлев, Georgia"/><draw:rect text:anchor-type="paragraph" draw:style-name="CG2b-box_shadow" draw:z-index="0" draw:text-style-name="CG2-Bold" svg:width="1.98cm" svg:height="0.34cm" svg:x="9.58cm" svg:y="14.80cm">
</draw:rect>
<draw:rect text:anchor-type="paragraph" draw:style-name="CG2b-box" draw:text-style-name="CG2-Bold" draw:z-index="1" svg:width="1.98cm" svg:height="0.34cm" svg:x="9.56cm" svg:y="14.78cm">
<text:p text:style-name="CG2-Bold"><text:span text:style-name="FCG2-Bold">Яковлев, Georgia<text:line-break/>b. </text:span></text:p>
</draw:rect>
<text:alphabetical-index-mark text:string-value="Garner, Bernadette (1957-08-31 -  )"/><draw:rect text:anchor-type="paragraph" draw:style-name="CG2b-box_shadow" draw:z-index="0" draw:text-style-name="CG2-Bold" svg:width="1.98cm" svg:height="0.34cm" svg:x="11.97cm" svg:y="15.02cm">
</draw:rect>
<draw:rect text:anchor-type="paragraph" draw:style-name="CG2b-box" draw:text-style-name="CG2-Bold" draw:z-index="1" svg:width="1.98cm" svg:height="0.34cm" svg:x="11.95cm" svg:y="15.00cm">
<text:p text:style-name="CG2-Bold"><text:span text:style-name="FCG2-Bold">Garner, Bernadette<text:line-break/>b. 1957-08-31</text:span></text:p>
</draw:rect>
<text:alphabetical-index-mark text:string-value="Garner, Walter E. (1882-02-17 - 1946-10-23)"/><draw:rect text:anchor-type="paragraph" draw:style-name="CG2b-box_shadow" draw:z-index="0" draw:text-style-name="CG2-Bold" svg:width="1.98cm" svg:height="0.49cm" svg:x="7.19cm" svg:y="15.45cm">
</draw:rect>
<draw:rect text:anchor-type="paragraph" draw:style-name="CG2b-box" draw:text-style-name="CG2-Bold" draw:z-index="1" svg:width="1.98cm" svg:height="0.49cm" svg:x="7.17cm" svg:y="15.43cm">
<text:p text:style-name="CG2-Bold"><text:span text:style-name="FCG2-Bold">Garner, Walter E.<text:line-break/>b. 1882-02-17<text:line-break/>d. 1946-10-23</text:span></text:p>
</draw:rect>
<text:alphabetical-index-mark text:string-value="Garner, Maude"/><draw:rect text:anchor-type="paragraph" draw:style-name="CG2b-box_shadow" draw:z-index="0" draw:text-style-name="CG2-Bold" svg:width="1.98cm" svg:height="0.34cm" svg:x="9.58cm" svg:y="15.45cm">
</draw:rect>
<draw:rect text:anchor-type="paragraph" draw:style-name="CG2b-box" draw:text-style-name="CG2-Bold" draw:z-index="1" svg:width="1.98cm" svg:height="0.34cm" svg:x="9.56cm" svg:y="15.43cm">
<text:p text:style-name="CG2-Bold"><text:span text:style-name="FCG2-Bold">Garner, Maude<text:line-break/>b. </text:span></text:p>
</draw:rect>
<draw:rect text:anchor-type="paragraph" draw:style-name="CG2-fam-box" draw:text-style-name="CG2-Normal" draw:z-index="1" svg:width="1.83cm" svg:height="0.20cm" svg:x="12.10cm" svg:y="15.46cm">
<text:p text:style-name="CG2-Normal"><text:span text:style-name="FCG2-Normal">m. </text:span></text:p>
</draw:rect>
<text:alphabetical-index-mark text:string-value="Beck, Jack"/><draw:rect text:anchor-type="paragraph" draw:style-name="CG2-box_shadow" draw:z-index="0" draw:text-style-name="CG2-Normal" svg:width="1.83cm" svg:height="0.34cm" svg:x="12.12cm" svg:y="15.80cm">
</draw:rect>
<draw:rect text:anchor-type="paragraph" draw:style-name="CG2-box" draw:text-style-name="CG2-Normal" draw:z-index="1" svg:width="1.83cm" svg:height="0.34cm" svg:x="12.10cm" svg:y="15.78cm">
<text:p text:style-name="CG2-Normal"><text:span text:style-name="FCG2-Normal">Beck, Jack<text:line-break/>b. </text:span></text:p>
</draw:rect>
<draw:rect text:anchor-type="paragraph" draw:style-name="CG2-fam-box" draw:text-style-name="CG2-Normal" draw:z-index="1" svg:width="1.83cm" svg:height="0.20cm" svg:x="9.71cm" svg:y="15.89cm">
<text:p text:style-name="CG2-Normal"><text:span text:style-name="FCG2-Normal">m. </text:span></text:p>
</draw:rect>
<draw:rect text:anchor-type="paragraph" draw:style-name="CG2-fam-box" draw:text-style-name="CG2-Normal" draw:z-index="1" svg:width="1.83cm" svg:height="0.20cm" svg:x="7.33cm" svg:y="16.04cm">
<text:p text:style-name="CG2-Normal"><text:span text:style-name="FCG2-Normal">m. </text:span></text:p>
</draw:rect>
<draw:line text:anchor-type="paragraph" draw:z-index="3" draw:style-name="CG2-line" svg:x1="9.15cm" svg:y1="16.14cm" svg:x2="9.46cm" svg:y2="16.14cm"><text:p/>
</draw:line>
<draw:line text:anchor-type="paragraph" draw:z-index="3" draw:style-name="CG2-line" svg:x1="9.46cm" svg:y1="15.60cm" svg:x2="9.46cm" svg:y2="16.90cm"><text:p/>
</draw:line>
<draw:line text:anchor-type="paragraph" draw:z-index="3" draw:style-name="CG2-line" svg:x1="9.46cm" svg:y1="15.60cm" svg:x2="9.56cm" svg:y2="15.60cm"><text:p/>
</draw:line>
<draw:line text:anchor-type="paragraph" draw:z-index="3" draw:style-name="CG2-line" svg:x1="9.46cm" svg:y1="16.90cm" svg:x2="9.56cm" svg:y2="16.90cm"><text:p/>
</draw:line>
<text:alphabetical-index-mark text:string-value="Cooper, ???????"/><draw:rect text:anchor-type="paragraph" draw:style-name="CG2-box_shadow" draw:z-index="0" draw:text-style-name="CG2-Normal" svg:width="1.83cm" svg:height="0.34cm" svg:x="9.73cm" svg:y="16.23cm">
</draw:rect>
<draw:rect text:anchor-type="paragraph" draw:style-name="CG2-box" draw:text-style-name="CG2-Normal" draw:z-index="1" svg:width="1.83cm" svg:height="0.34cm" svg:x="9.71cm" svg:y="16.21cm">
<text:p text:style-name="CG2-Normal"><text:span text:style-name="FCG2-Normal">Cooper, ???????<text:line-break/>b. </text:span></text:p>
</draw:rect>
<text:alphabetical-index-mark text:string-value="Garner, Louella Marie ( -  )"/><draw:rect text:anchor-type="paragraph" draw:style-name="CG2b-box_shadow" draw:z-index="0" draw:text-style-name="CG2-Bold" svg:width="1.98cm" svg:height="0.34cm" svg:x="11.97cm" svg:y="16.32cm">
</draw:rect>
<draw:rect text:anchor-type="paragraph" draw:style-name="CG2b-box" draw:text-style-name="CG2-Bold" draw:z-index="1" svg:width="1.98cm" svg:height="0.34cm" svg:x="11.95cm" svg:y="16.30cm">
<text:p text:style-name="CG2-Bold"><text:span text:style-name="FCG2-Bold">Garner, Louella Marie<text:line-break/>b. </text:span></text:p>
</draw:rect>
<text:alphabetical-index-mark text:string-value="García, Maude"/><draw:rect text:anchor-type="paragraph" draw:style-name="CG2-box_shadow" draw:z-index="0" draw:text-style-name="CG2-Normal" svg:width="1.83cm" svg:height="0.49cm" svg:x="7.34cm" svg:y="16.37cm">
</draw:rect>
<draw:rect text:anchor-type="paragraph" draw:style-name="CG2-box" draw:text-style-name="CG2-Normal" draw:z-index="1" svg:width="1.83cm" svg:height="0.49cm" svg:x="7.33cm" svg:y="16.36cm">
<text:p text:style-name="CG2-Normal"><text:span text:style-name="FCG2-Normal">García, Maude<text:line-break/>b. <text:line-break/>d. </text:span></text:p>
</draw:rect>
<text:alphabetical-index-mark text:string-value="Garner, Marguarite"/><draw:rect text:anchor-type="paragraph" draw:style-name="CG2b-box_shadow" draw:z-index="0" draw:text-style-name="CG2-Bold" svg:width="1.98cm" svg:height="0.34cm" svg:x="9.58cm" svg:y="16.75cm">
</draw:rect>
<draw:rect text:anchor-type="paragraph" draw:style-name="CG2b-box" draw:text-style-name="CG2-Bold" draw:z-index="1" svg:width="1.98cm" svg:height="0.34cm" svg:x="9.56cm" svg:y="16.73cm">
<text:p text:style-name="CG2-Bold"><text:span text:style-name="FCG2-Bold">Garner, Marguarite<text:line-break/>b. </text:span></text:p>
</draw:rect>
<draw:rect text:anchor-type="paragraph" draw:style-name="CG2-fam-box" draw:text-style-name="CG2-Normal" draw:z-index="1" svg:width="1.83cm" svg:height="0.20cm" svg:x="12.10cm" svg:y="16.77cm">
<text:p text:style-name="CG2-Normal"><text:span text:style-name="FCG2-Normal">m. </text:span></text:p>
</draw:rect>
<text:alphabetical-index-mark text:string-value="Garner, Daniel Webster (1883-09-30 - 1936-03-02)"/><draw:rect text:anchor-type="paragraph" draw:style-name="CG2b-box_shadow" draw:z-index="0" draw:text-style-name="CG2-Bold" svg:width="1.98cm" svg:height="0.49cm" svg:x="7.19cm" svg:y="17.04cm">
</draw:rect>
<draw:rect text:anchor-type="paragraph" draw:style-name="CG2b-box" draw:text-style-name="CG2-Bold" draw:z-index="1" svg:width="1.98cm" svg:height="0.49cm" svg:x="7.17cm" svg:y="17.03cm">
<text:p text:style-name="CG2-Bold"><text:span text:style-name="FCG2-Bold">Garner, Daniel Webster<text:line-break/>b. 1883-09-30<text:line-break/>d. 1936-03-02</text:span></text:p>
</draw:rect>
<text:alphabetical-index-mark text:string-value="Hill, "/><draw:rect text:anchor-type="paragraph" draw:style-name="CG2-box_shadow" draw:z-index="0" draw:text-style-name="CG2-Normal" svg:width="1.83cm" svg:height="0.34cm" svg:x="12.12cm" svg:y="17.10cm">
</draw:rect>
<draw:rect text:anchor-type="paragraph" draw:style-name="CG2-box" draw:text-style-name="CG2-Normal" draw:z-index="1" svg:width="1.83cm" svg:height="0.34cm" svg:x="12.10cm" svg:y="17.09cm">
<text:p text:style-name="CG2-Normal"><text:span text:style-name="FCG2-Normal">Hill<text:line-break/>b. </text:span></text:p>
</draw:rect>
<draw:rect text:anchor-type="paragraph" draw:style-name="CG2-fam-box" draw:text-style-name="CG2-Normal" draw:z-index="1" svg:width="1.83cm" svg:height="0.20cm" svg:x="12.10cm" svg:y="17.55cm">
<text:p text:style-name="CG2-Normal"><text:span text:style-name="FCG2-Normal">m. </text:span></text:p>
</draw:rect>
<draw:rect text:anchor-type="paragraph" draw:style-name="CG2-fam-box" draw:text-style-name="CG2-Normal" draw:z-index="1" svg:width="1.83cm" svg:height="0.20cm" svg:x="7.33cm" svg:y="17.64cm">
<text:p text:style-name="CG2-Normal"><text:span text:style-name="FCG2-Normal">m. 1907-06-02</text:span></text:p>
</draw:rect>
<text:alphabetical-index-mark text:string-value="Coleman, "/><draw:rect text:anchor-type="paragraph" draw:style-name="CG2-box_shadow" draw:z-index="0" draw:text-style-name="CG2-Normal" svg:width="1.83cm" svg:height="0.34cm" svg:x="12.12cm" svg:y="17.88cm">
</draw:rect>
<draw:rect text:anchor-type="paragraph" draw:style-name="CG2-box" draw:text-style-name="CG2-Normal" draw:z-index="1" svg:width="1.83cm" svg:height="0.34cm" svg:x="12.10cm" svg:y="17.87cm">
<text:p text:style-name="CG2-Normal"><text:span text:style-name="FCG2-Normal">Coleman<text:line-break/>b. </text:span></text:p>
</draw:rect>
<text:alphabetical-index-mark text:string-value="Jackson, Cora Ellen"/><draw:rect text:anchor-type="paragraph" draw:style-name="CG2-box_shadow" draw:z-index="0" draw:text-style-name="CG2-Normal" svg:width="1.83cm" svg:height="0.34cm" svg:x="7.34cm" svg:y="17.97cm">
</draw:rect>
<draw:rect text:anchor-type="paragraph" draw:style-name="CG2-box" draw:text-style-name="CG2-Normal" draw:z-index="1" svg:width="1.83cm" svg:height="0.34cm" svg:x="7.33cm" svg:y="17.95cm">
<text:p text:style-name="CG2-Normal"><text:span text:style-name="FCG2-Normal">Jackson, Cora Ellen<text:line-break/>b. </text:span></text:p>
</draw:rect>
<text:alphabetical-index-mark text:string-value="Garner, Cecilia (1960-07-14 -  )"/><draw:rect text:anchor-type="paragraph" draw:style-name="CG2b-box_shadow" draw:z-index="0" draw:text-style-name="CG2-Bold" svg:width="1.98cm" svg:height="0.34cm" svg:x="11.97cm" svg:y="18.41cm">
</draw:rect>
<draw:rect text:anchor-type="paragraph" draw:style-name="CG2b-box" draw:text-style-name="CG2-Bold" draw:z-index="1" svg:width="1.98cm" svg:height="0.34cm" svg:x="11.95cm" svg:y="18.39cm">
<text:p text:style-name="CG2-Bold"><text:span text:style-name="FCG2-Bold">Garner, Cecilia<text:line-break/>b. 1960-07-14</text:span></text:p>
</draw:rect>
<text:alphabetical-index-mark text:string-value="Garner, Bertha P. (1888-03-13 - 1918-04-05)"/><draw:rect text:anchor-type="paragraph" draw:style-name="CG2b-box_shadow" draw:z-index="0" draw:text-style-name="CG2-Bold" svg:width="1.98cm" svg:height="0.49cm" svg:x="7.19cm" svg:y="18.50cm">
</draw:rect>
<draw:rect text:anchor-type="paragraph" draw:style-name="CG2b-box" draw:text-style-name="CG2-Bold" draw:z-index="1" svg:width="1.98cm" svg:height="0.49cm" svg:x="7.17cm" svg:y="18.48cm">
<text:p text:style-name="CG2-Bold"><text:span text:style-name="FCG2-Bold">Garner, Bertha P.<text:line-break/>b. 1888-03-13<text:line-break/>d. 1918-04-05</text:span></text:p>
</draw:rect>
<text:alphabetical-index-mark text:string-value="Robinson, Robert"/><draw:rect text:anchor-type="paragraph" draw:style-name="CG2b-box_shadow" draw:z-index="0" draw:text-style-name="CG2-Bold" svg:width="1.98cm" svg:height="0.34cm" svg:x="9.58cm" svg:y="18.50cm">
</draw:rect>
<draw:rect text:anchor-type="paragraph" draw:style-name="CG2b-box" draw:text-style-name="CG2-Bold" draw:z-index="1" svg:width="1.98cm" svg:height="0.34cm" svg:x="9.56cm" svg:y="18.48cm">
<text:p text:style-name="CG2-Bold"><text:span text:style-name="FCG2-Bold">Robinson, Robert<text:line-break/>b. </text:span></text:p>
</draw:rect>
<draw:rect text:anchor-type="paragraph" draw:style-name="CG2-fam-box" draw:text-style-name="CG2-Normal" draw:z-index="1" svg:width="1.83cm" svg:height="0.20cm" svg:x="12.10cm" svg:y="18.85cm">
<text:p text:style-name="CG2-Normal"><text:span text:style-name="FCG2-Normal">m. </text:span></text:p>
</draw:rect>
<text:alphabetical-index-mark text:string-value="Robinson, Luther"/><draw:rect text:anchor-type="paragraph" draw:style-name="CG2b-box_shadow" draw:z-index="0" draw:text-style-name="CG2-Bold" svg:width="1.98cm" svg:height="0.34cm" svg:x="9.58cm" svg:y="19.02cm">
</draw:rect>
<draw:rect text:anchor-type="paragraph" draw:style-name="CG2b-box" draw:text-style-name="CG2-Bold" draw:z-index="1" svg:width="1.98cm" svg:height="0.34cm" svg:x="9.56cm" svg:y="19.00cm">
<text:p text:style-name="CG2-Bold"><text:span text:style-name="FCG2-Bold">Robinson, Luther<text:line-break/>b. </text:span></text:p>
</draw:rect>
<draw:rect text:anchor-type="paragraph" draw:style-name="CG2-fam-box" draw:text-style-name="CG2-Normal" draw:z-index="1" svg:width="1.83cm" svg:height="0.20cm" svg:x="7.33cm" svg:y="19.09cm">
<text:p text:style-name="CG2-Normal"><text:span text:style-name="FCG2-Normal">m. 1907-11-16</text:span></text:p>
</draw:rect>
<draw:line text:anchor-type="paragraph" draw:z-index="3" draw:style-name="CG2-line" svg:x1="9.15cm" svg:y1="19.18cm" svg:x2="9.46cm" svg:y2="19.18cm"><text:p/>
</draw:line>
<draw:line text:anchor-type="paragraph" draw:z-index="3" draw:style-name="CG2-line" svg:x1="9.46cm" svg:y1="18.65cm" svg:x2="9.46cm" svg:y2="20.22cm"><text:p/>
</draw:line>
<draw:line text:anchor-type="paragraph" draw:z-index="3" draw:style-name="CG2-line" svg:x1="9.46cm" svg:y1="18.65cm" svg:x2="9.56cm" svg:y2="18.65cm"><text:p/>
</draw:line>
<draw:line text:anchor-type="paragraph" draw:z-index="3" draw:style-name="CG2-line" svg:x1="9.46cm" svg:y1="19.17cm" svg:x2="9.56cm" svg:y2="19.17cm"><text:p/>
</draw:line>
<draw:line text:anchor-type="paragraph" draw:z-index="3" draw:style-name="CG2-line" svg:x1="9.46cm" svg:y1="19.70cm" svg:x2="9.56cm" svg:y2="19.70cm"><text:p/>
</draw:line>
<draw:line text:anchor-type="paragraph" draw:z-index="3" draw:style-name="CG2-line" svg:x1="9.46cm" svg:y1="20.22cm" svg:x2="9.56cm" svg:y2="20.22cm"><text:p/>
</draw:line>
<text:alphabetical-index-mark text:string-value="Горбунов, Matt"/><draw:rect text:anchor-type="paragraph" draw:style-name="CG2-box_shadow" draw:z-index="0" draw:text-style-name="CG2-Normal" svg:width="1.83cm" svg:height="0.34cm" svg:x="12.12cm" svg:y="19.19cm">
</draw:rect>
<draw:rect text:anchor-type="paragraph" draw:style-name="CG2-box" draw:text-style-name="CG2-Normal" draw:z-index="1" svg:width="1.83cm" svg:height="0.34cm" svg:x="12.10cm" svg:y="19.17cm">
<text:p text:style-name="CG2-Normal"><text:span text:style-name="FCG2-Normal">Горбунов, Matt<text:line-break/>b. </text:span></text:p>
</draw:rect>
<text:alphabetical-index-mark text:string-value="Robinson, Clarence"/><draw:rect text:anchor-type="paragraph" draw:style-name="CG2-box_shadow" draw:z-index="0" draw:text-style-name="CG2-Normal" svg:width="1.83cm" svg:height="0.49cm" svg:x="7.34cm" svg:y="19.42cm">
</draw:rect>
<draw:rect text:anchor-type="paragraph" draw:style-name="CG2-box" draw:text-style-name="CG2-Normal" draw:z-index="1" svg:width="1.83cm" svg:height="0.49cm" svg:x="7.33cm" svg:y="19.40cm">
<text:p text:style-name="CG2-Normal"><text:span text:style-name="FCG2-Normal">Robinson, Clarence<text:line-break/>b. <text:line-break/>d. </text:span></text:p>
</draw:rect>
<text:alphabetical-index-mark text:string-value="Robinson, Albert Raymond"/><draw:rect text:anchor-type="paragraph" draw:style-name="CG2b-box_shadow" draw:z-index="0" draw:text-style-name="CG2-Bold" svg:width="1.98cm" svg:height="0.34cm" svg:x="9.58cm" svg:y="19.54cm">
</draw:rect>
<draw:rect text:anchor-type="paragraph" draw:style-name="CG2b-box" draw:text-style-name="CG2-Bold" draw:z-index="1" svg:width="1.98cm" svg:height="0.34cm" svg:x="9.56cm" svg:y="19.52cm">
<text:p text:style-name="CG2-Bold"><text:span text:style-name="FCG2-Bold">Robinson, Albert Raymond<text:line-break/>b. </text:span></text:p>
</draw:rect>
<text:alphabetical-index-mark text:string-value="Garner, Mark Gerard (1962-10-16 -  )"/><draw:rect text:anchor-type="paragraph" draw:style-name="CG2b-box_shadow" draw:z-index="0" draw:text-style-name="CG2-Bold" svg:width="1.98cm" svg:height="0.34cm" svg:x="11.97cm" svg:y="19.71cm">
</draw:rect>
<draw:rect text:anchor-type="paragraph" draw:style-name="CG2b-box" draw:text-style-name="CG2-Bold" draw:z-index="1" svg:width="1.98cm" svg:height="0.34cm" svg:x="11.95cm" svg:y="19.69cm">
<text:p text:style-name="CG2-Bold"><text:span text:style-name="FCG2-Bold">Garner, Mark Gerard<text:line-break/>b. 1962-10-16</text:span></text:p>
</draw:rect>
<text:alphabetical-index-mark text:string-value="Robinson, Hugh Martin"/><draw:rect text:anchor-type="paragraph" draw:style-name="CG2b-box_shadow" draw:z-index="0" draw:text-style-name="CG2-Bold" svg:width="1.98cm" svg:height="0.34cm" svg:x="9.58cm" svg:y="20.07cm">
</draw:rect>
<draw:rect text:anchor-type="paragraph" draw:style-name="CG2b-box" draw:text-style-name="CG2-Bold" draw:z-index="1" svg:width="1.98cm" svg:height="0.34cm" svg:x="9.56cm" svg:y="20.05cm">
<text:p text:style-name="CG2-Bold"><text:span text:style-name="FCG2-Bold">Robinson, Hugh Martin<text:line-break/>b. </text:span></text:p>
</draw:rect>
<text:alphabetical-index-mark text:string-value="Garner, Elizabeth (1883 -  )"/><draw:rect text:anchor-type="paragraph" draw:style-name="CG2b-box_shadow" draw:z-index="0" draw:text-style-name="CG2-Bold" svg:width="1.98cm" svg:height="0.49cm" svg:x="7.19cm" svg:y="20.09cm">
</draw:rect>
<draw:rect text:anchor-type="paragraph" draw:style-name="CG2b-box" draw:text-style-name="CG2-Bold" draw:z-index="1" svg:width="1.98cm" svg:height="0.49cm" svg:x="7.17cm" svg:y="20.07cm">
<text:p text:style-name="CG2-Bold"><text:span text:style-name="FCG2-Bold">Garner, Elizabeth<text:line-break/>b. 1883<text:line-break/>d. </text:span></text:p>
</draw:rect>
<draw:rect text:anchor-type="paragraph" draw:style-name="CG2-fam-box" draw:text-style-name="CG2-Normal" draw:z-index="1" svg:width="1.83cm" svg:height="0.20cm" svg:x="12.10cm" svg:y="20.16cm">
<text:p text:style-name="CG2-Normal"><text:span text:style-name="FCG2-Normal">m. 1991-12-02</text:span></text:p>
</draw:rect>
<text:alphabetical-index-mark text:string-value="Gibbs, Lori"/><draw:rect text:anchor-type="paragraph" draw:style-name="CG2-box_shadow" draw:z-index="0" draw:text-style-name="CG2-Normal" svg:width="1.83cm" svg:height="0.34cm" svg:x="12.12cm" svg:y="20.49cm">
</draw:rect>
<draw:rect text:anchor-type="paragraph" draw:style-name="CG2-box" draw:text-style-name="CG2-Normal" draw:z-index="1" svg:width="1.83cm" svg:height="0.34cm" svg:x="12.10cm" svg:y="20.47cm">
<text:p text:style-name="CG2-Normal"><text:span text:style-name="FCG2-Normal">Gibbs, Lori<text:line-break/>b. </text:span></text:p>
</draw:rect>
<text:alphabetical-index-mark text:string-value="Garner, John Joseph (1961-08-15 -  )"/><draw:rect text:anchor-type="paragraph" draw:style-name="CG2b-box_shadow" draw:z-index="0" draw:text-style-name="CG2-Bold" svg:width="1.98cm" svg:height="0.34cm" svg:x="11.97cm" svg:y="21.02cm">
</draw:rect>
<draw:rect text:anchor-type="paragraph" draw:style-name="CG2b-box" draw:text-style-name="CG2-Bold" draw:z-index="1" svg:width="1.98cm" svg:height="0.34cm" svg:x="11.95cm" svg:y="21.00cm">
<text:p text:style-name="CG2-Bold"><text:span text:style-name="FCG2-Bold">Garner, John Joseph<text:line-break/>b. 1961-08-15</text:span></text:p>
</draw:rect>
<draw:rect text:anchor-type="paragraph" draw:style-name="CG2-fam-box" draw:text-style-name="CG2-Normal" draw:z-index="1" svg:width="1.83cm" svg:height="0.20cm" svg:x="12.10cm" svg:y="21.46cm">
<text:p text:style-name="CG2-Normal"><text:span text:style-name="FCG2-Normal">m. 1994-03-04</text:span></text:p>
</draw:rect>
<text:alphabetical-index-mark text:string-value="Crawford, Lori"/><draw:rect text:anchor-type="paragraph" draw:style-name="CG2-box_shadow" draw:z-index="0" draw:text-style-name="CG2-Normal" svg:width="1.83cm" svg:height="0.34cm" svg:x="12.12cm" svg:y="21.80cm">
</draw:rect>
<draw:rect text:anchor-type="paragraph" draw:style-name="CG2-box" draw:text-style-name="CG2-Normal" draw:z-index="1" svg:width="1.83cm" svg:height="0.34cm" svg:x="12.10cm" svg:y="21.78cm">
<text:p text:style-name="CG2-Normal"><text:span text:style-name="FCG2-Normal">Crawford, Lori<text:line-break/>b. </text:span></text:p>
</draw:rect>
<text:alphabetical-index-mark text:string-value="Garner, Margaret Ann (1951-07-18 - 1952-02-10)"/><draw:rect text:anchor-type="paragraph" draw:style-name="CG2b-box_shadow" draw:z-index="0" draw:text-style-name="CG2-Bold" svg:width="1.98cm" svg:height="0.49cm" svg:x="11.97cm" svg:y="22.32cm">
</draw:rect>
<draw:rect text:anchor-type="paragraph" draw:style-name="CG2b-box" draw:text-style-name="CG2-Bold" draw:z-index="1" svg:width="1.98cm" svg:height="0.49cm" svg:x="11.95cm" svg:y="22.30cm">
<text:p text:style-name="CG2-Bold"><text:span text:style-name="FCG2-Bold">Garner, Margaret Ann<text:line-break/>b. 1951-07-18<text:line-break/>d. 1952-02-10</text:span></text:p>
</draw:rect>
<text:toc-mark text:string-value="Descendant Graph" text:outline-level="1"/><draw:frame text:anchor-type="paragraph" draw:style-name="CG2-Title" draw:z-index="2" svg:width="0.17cm" svg:height="4.93pt" svg:x="-0.09cm" svg:y="-100.00cm">
</draw:frame>
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office:version="1.0"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2.205cm" style:writing-mode="page"/>
      <style:text-properties style:font-name="Times New Roman" fo:font-size="12pt" style:font-name-asian="Times New Roman" style:font-size-asian="12pt" style:font-name-complex="Times New Roman" style:font-size-complex="12pt" style:tab-stop-distance="2.205cm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hoto" style:family="graphic">
      <style:graphic-properties text:anchor-type="paragraph" svg:x="0cm" svg:y="0cm" style:wrap="none" style:vertical-pos="top" style:vertical-rel="paragraph-content" style:horizontal-pos="center" style:horizontal-rel="paragraph-content"/>
    </style:style>
    <style:style style:name="CG2-Bold" style:family="paragraph" style:parent-style-name="Standard" style:class="text">
      <style:paragraph-properties fo:margin-left="0.00cm" fo:margin-right="0.00cm" fo:margin-top="0.00cm" fo:margin-bottom="0.00cm" fo:text-align="start" style:justify-single-word="false" fo:text-indent="0.00cm" style:auto-text-indent="false"/>
      <style:text-properties fo:color="#000000" style:font-name="Arial" fo:font-size="3pt" fo:font-weight="bold"/>
    </style:style>
    <style:style style:name="CG2-Normal" style:family="paragraph" style:parent-style-name="Standard" style:class="text">
      <style:paragraph-properties fo:margin-left="0.00cm" fo:margin-right="0.00cm" fo:margin-top="0.00cm" fo:margin-bottom="0.00cm" fo:text-align="start" style:justify-single-word="false" fo:text-indent="0.00cm" style:auto-text-indent="false"/>
      <style:text-properties fo:color="#000000" style:font-name="Arial" fo:font-size="3pt"/>
    </style:style>
    <style:style style:name="CG2-Note" style:family="paragraph" style:parent-style-name="Standard" style:class="text">
      <style:paragraph-properties fo:margin-left="0.00cm" fo:margin-right="0.00cm" fo:margin-top="0.00cm" fo:margin-bottom="0.00cm" fo:text-align="start" style:justify-single-word="false" fo:text-indent="0.00cm" style:auto-text-indent="false"/>
      <style:text-properties fo:color="#000000" style:font-name="Arial" fo:font-size="3pt"/>
    </style:style>
    <style:style style:name="CG2-Title" style:family="paragraph" style:parent-style-name="Standard" style:class="text">
      <style:paragraph-properties fo:margin-left="0.00cm" fo:margin-right="0.00cm" fo:margin-top="0.00cm" fo:margin-bottom="0.00cm" fo:text-align="center" style:justify-single-word="false" fo:text-indent="0.00cm" style:auto-text-indent="false"/>
      <style:text-properties fo:color="#000000" style:font-name="Arial" fo:font-size="5pt"/>
    </style:style>
    <draw:stroke-dash draw:name="gramps_solid" draw:style="rect" draw:dots1="1" draw:dots1-length="0.102cm" draw:dots2="1" draw:dots2-length="0.102cm" draw:distance="0.000cm"/>
    <draw:stroke-dash draw:name="gramps_dashed" draw:style="rect" draw:dots1="2" draw:dots1-length="0.102cm" draw:dots2="2" draw:dots2-length="0.102cm" draw:distance="0.204cm"/>
    <draw:stroke-dash draw:name="gramps_dotted" draw:style="rect" draw:dots1="1" draw:dots1-length="0.102cm" draw:dots2="1" draw:dots2-length="0.102cm" draw:distance="0.102cm"/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S-Header" style:family="paragraph" style:parent-style-name="Standard">
      <style:paragraph-properties fo:text-align="center" style:justify-single-word="false"/>
    </style:style>
    <style:style style:name="S-Footer" style:family="paragraph" style:parent-style-name="Header">
      <style:paragraph-properties fo:text-align="center" style:justify-single-word="false"/>
    </style:style>
    <style:page-layout style:name="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bottom="0.499cm"/>
      </style:footer-style>
    </style:page-layout>
  </office:automatic-styles>
  <office:master-styles>
    <style:master-page style:name="Standard" style:page-layout-name="pm1">
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Gramps 5.0.0
</meta:generator>
    <dc:title>
</dc:title>
    <dc:subject>
</dc:subject>
    <dc:description>
</dc:description>
    <meta:initial-creator>
    Alex Roitman,,,
</meta:initial-creator>
    <meta:creation-date>
    2015-10-10T14:15:23
</meta:creation-date>
    <dc:creator>
    Alex Roitman,,,
</dc:creator>
    <dc:date>
    2015-10-10T14:15:23
</dc:date>
    <meta:print-date>0-00-00T00:00:00</meta:print-date>
    <dc:language>
    en-US
</dc:language>
    <meta:editing-cycles>1</meta:editing-cycles>
    <meta:editing-duration>PT0S</meta:editing-duration>
    <meta:user-defined meta:name="Genealogical Research and Analysis Management Programming System">
    http://gramps-project.org/
</meta:user-defined>
    <meta:user-defined meta:name="Info 1"/>
    <meta:user-defined meta:name="Info 2"/>
    <meta:user-defined meta:name="Info 3"/>
  </office:meta>
</office:document-meta>
</file>